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A000003B8C5BF37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color="#000000" draw:fill="none"/>
    </style:style>
    <style:style style:name="gr4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5" style:family="graphic" style:parent-style-name="standard">
      <style:graphic-properties draw:stroke="solid" svg:stroke-width="0.019cm" svg:stroke-color="#000000" draw:fill="none" fo:padding-top="0.009cm" fo:padding-bottom="0.009cm" fo:padding-left="0.009cm" fo:padding-right="0.009cm"/>
    </style:style>
  </office:automatic-styles>
  <office:body>
    <office:drawing>
      <draw:page draw:name="page1" draw:style-name="dp1" draw:master-page-name="master-page3">
        <draw:polygon draw:style-name="gr1" draw:layer="layout" svg:width="20.99cm" svg:height="29.7cm" svg:x="0cm" svg:y="0cm" svg:viewBox="0 0 20991 29701" draw:points="0,0 20991,0 20991,29701 0,29701">
          <text:p/>
        </draw:polygon>
        <draw:polygon draw:style-name="gr1" draw:layer="layout" svg:width="20.997cm" svg:height="29.7cm" svg:x="0cm" svg:y="-0.1cm" svg:viewBox="0 0 20998 29701" draw:points="0,0 20998,0 20998,29701 0,29701">
          <text:p/>
        </draw:polygon>
        <draw:frame draw:style-name="gr2" draw:layer="layout" svg:width="10.572cm" svg:height="9.424cm" draw:transform="skewX (-0.338768407812099) rotate (-0.0556760031386194) translate (1.254cm 10.039cm)">
          <draw:image xlink:href="Pictures/100002010000041A000003B8C5BF3743.png" xlink:type="simple" xlink:show="embed" xlink:actuate="onLoad">
            <text:p/>
          </draw:image>
        </draw:frame>
        <draw:polygon draw:style-name="gr3" draw:layer="layout" svg:width="0cm" svg:height="0cm" svg:x="4.452cm" svg:y="13.97cm" svg:viewBox="0 0 0 0" draw:points="0,0">
          <text:p/>
        </draw:polygon>
        <draw:polygon draw:style-name="gr3" draw:layer="layout" svg:width="0cm" svg:height="0cm" svg:x="6.628cm" svg:y="15.22cm" svg:viewBox="0 0 0 0" draw:points="0,0">
          <text:p/>
        </draw:polygon>
        <draw:polygon draw:style-name="gr3" draw:layer="layout" svg:width="0cm" svg:height="0cm" svg:x="4.533cm" svg:y="14.418cm" svg:viewBox="0 0 0 0" draw:points="0,0">
          <text:p/>
        </draw:polygon>
        <draw:polygon draw:style-name="gr3" draw:layer="layout" svg:width="0cm" svg:height="0cm" svg:x="4.88cm" svg:y="14.703cm" svg:viewBox="0 0 0 0" draw:points="0,0">
          <text:p/>
        </draw:polygon>
        <draw:polygon draw:style-name="gr3" draw:layer="layout" svg:width="0cm" svg:height="0cm" svg:x="5.594cm" svg:y="13.867cm" svg:viewBox="0 0 0 0" draw:points="0,0">
          <text:p/>
        </draw:polygon>
        <draw:polygon draw:style-name="gr3" draw:layer="layout" svg:width="0cm" svg:height="0cm" svg:x="5.938cm" svg:y="14.148cm" svg:viewBox="0 0 0 0" draw:points="0,0">
          <text:p/>
        </draw:polygon>
        <draw:polygon draw:style-name="gr3" draw:layer="layout" svg:width="0cm" svg:height="0cm" svg:x="5.956cm" svg:y="15.111cm" svg:viewBox="0 0 0 0" draw:points="0,0">
          <text:p/>
        </draw:polygon>
        <draw:polygon draw:style-name="gr3" draw:layer="layout" svg:width="0cm" svg:height="0cm" svg:x="6.299cm" svg:y="15.393cm" svg:viewBox="0 0 0 0" draw:points="0,0">
          <text:p/>
        </draw:polygon>
        <draw:polygon draw:style-name="gr3" draw:layer="layout" svg:width="0cm" svg:height="0cm" svg:x="4.832cm" svg:y="15.745cm" svg:viewBox="0 0 0 0" draw:points="0,0">
          <text:p/>
        </draw:polygon>
        <draw:polygon draw:style-name="gr3" draw:layer="layout" svg:width="0cm" svg:height="0cm" svg:x="5.177cm" svg:y="16.03cm" svg:viewBox="0 0 0 0" draw:points="0,0">
          <text:p/>
        </draw:polygon>
        <draw:polygon draw:style-name="gr3" draw:layer="layout" svg:width="0cm" svg:height="0cm" svg:x="6.229cm" svg:y="16.347cm" svg:viewBox="0 0 0 0" draw:points="0,0">
          <text:p/>
        </draw:polygon>
        <draw:polygon draw:style-name="gr3" draw:layer="layout" svg:width="0cm" svg:height="0cm" svg:x="6.573cm" svg:y="16.631cm" svg:viewBox="0 0 0 0" draw:points="0,0">
          <text:p/>
        </draw:polygon>
        <draw:polygon draw:style-name="gr3" draw:layer="layout" svg:width="0cm" svg:height="0cm" svg:x="5.169cm" svg:y="16.902cm" svg:viewBox="0 0 0 0" draw:points="0,0">
          <text:p/>
        </draw:polygon>
        <draw:polygon draw:style-name="gr3" draw:layer="layout" svg:width="0cm" svg:height="0cm" svg:x="5.512cm" svg:y="17.183cm" svg:viewBox="0 0 0 0" draw:points="0,0">
          <text:p/>
        </draw:polygon>
        <draw:polygon draw:style-name="gr3" draw:layer="layout" svg:width="0cm" svg:height="0cm" svg:x="4.886cm" svg:y="15.221cm" svg:viewBox="0 0 0 0" draw:points="0,0">
          <text:p/>
        </draw:polygon>
        <draw:polygon draw:style-name="gr3" draw:layer="layout" svg:width="0cm" svg:height="0cm" svg:x="6.842cm" svg:y="16.477cm" svg:viewBox="0 0 0 0" draw:points="0,0">
          <text:p/>
        </draw:polygon>
        <draw:polygon draw:style-name="gr3" draw:layer="layout" svg:width="0cm" svg:height="0cm" svg:x="5.157cm" svg:y="16.46cm" svg:viewBox="0 0 0 0" draw:points="0,0">
          <text:p/>
        </draw:polygon>
        <draw:polygon draw:style-name="gr3" draw:layer="layout" svg:width="0cm" svg:height="0cm" svg:x="7.116cm" svg:y="17.717cm" svg:viewBox="0 0 0 0" draw:points="0,0">
          <text:p/>
        </draw:polygon>
        <draw:polygon draw:style-name="gr3" draw:layer="layout" svg:width="0cm" svg:height="0cm" svg:x="6.59cm" svg:y="17.591cm" svg:viewBox="0 0 0 0" draw:points="0,0">
          <text:p/>
        </draw:polygon>
        <draw:polygon draw:style-name="gr3" draw:layer="layout" svg:width="0cm" svg:height="0cm" svg:x="6.935cm" svg:y="17.876cm" svg:viewBox="0 0 0 0" draw:points="0,0">
          <text:p/>
        </draw:polygon>
        <draw:polygon draw:style-name="gr3" draw:layer="layout" svg:width="0cm" svg:height="0cm" svg:x="5.728cm" svg:y="17.633cm" svg:viewBox="0 0 0 0" draw:points="0,0">
          <text:p/>
        </draw:polygon>
        <draw:polygon draw:style-name="gr3" draw:layer="layout" svg:width="0cm" svg:height="0cm" svg:x="5.959cm" svg:y="17.821cm" svg:viewBox="0 0 0 0" draw:points="0,0">
          <text:p/>
        </draw:polygon>
        <draw:polygon draw:style-name="gr3" draw:layer="layout" svg:width="0cm" svg:height="0cm" svg:x="4.788cm" svg:y="13.908cm" svg:viewBox="0 0 0 0" draw:points="0,0">
          <text:p/>
        </draw:polygon>
        <draw:polygon draw:style-name="gr3" draw:layer="layout" svg:width="0cm" svg:height="0cm" svg:x="5.018cm" svg:y="14.097cm" svg:viewBox="0 0 0 0" draw:points="0,0">
          <text:p/>
        </draw:polygon>
        <draw:polygon draw:style-name="gr3" draw:layer="layout" svg:width="0cm" svg:height="0cm" svg:x="6.307cm" svg:y="14.518cm" svg:viewBox="0 0 0 0" draw:points="0,0">
          <text:p/>
        </draw:polygon>
        <draw:polygon draw:style-name="gr3" draw:layer="layout" svg:width="0cm" svg:height="0cm" svg:x="6.537cm" svg:y="14.706cm" svg:viewBox="0 0 0 0" draw:points="0,0">
          <text:p/>
        </draw:polygon>
        <draw:polygon draw:style-name="gr3" draw:layer="layout" svg:width="0cm" svg:height="0cm" svg:x="5.17cm" svg:y="15.104cm" svg:viewBox="0 0 0 0" draw:points="0,0">
          <text:p/>
        </draw:polygon>
        <draw:polygon draw:style-name="gr3" draw:layer="layout" svg:width="0cm" svg:height="0cm" svg:x="5.4cm" svg:y="15.293cm" svg:viewBox="0 0 0 0" draw:points="0,0">
          <text:p/>
        </draw:polygon>
        <draw:polygon draw:style-name="gr3" draw:layer="layout" svg:width="0cm" svg:height="0cm" svg:x="6.58cm" svg:y="15.756cm" svg:viewBox="0 0 0 0" draw:points="0,0">
          <text:p/>
        </draw:polygon>
        <draw:polygon draw:style-name="gr3" draw:layer="layout" svg:width="0cm" svg:height="0cm" svg:x="6.81cm" svg:y="15.945cm" svg:viewBox="0 0 0 0" draw:points="0,0">
          <text:p/>
        </draw:polygon>
        <draw:polygon draw:style-name="gr3" draw:layer="layout" svg:width="0cm" svg:height="0cm" svg:x="5.458cm" svg:y="16.394cm" svg:viewBox="0 0 0 0" draw:points="0,0">
          <text:p/>
        </draw:polygon>
        <draw:polygon draw:style-name="gr3" draw:layer="layout" svg:width="0cm" svg:height="0cm" svg:x="5.688cm" svg:y="16.582cm" svg:viewBox="0 0 0 0" draw:points="0,0">
          <text:p/>
        </draw:polygon>
        <draw:polygon draw:style-name="gr3" draw:layer="layout" svg:width="0cm" svg:height="0cm" svg:x="6.852cm" svg:y="16.996cm" svg:viewBox="0 0 0 0" draw:points="0,0">
          <text:p/>
        </draw:polygon>
        <draw:polygon draw:style-name="gr3" draw:layer="layout" svg:width="0cm" svg:height="0cm" svg:x="7.082cm" svg:y="17.184cm" svg:viewBox="0 0 0 0" draw:points="0,0">
          <text:p/>
        </draw:polygon>
        <draw:path draw:style-name="gr4" draw:layer="layout" svg:width="0.107cm" svg:height="0.107cm" draw:transform="skewX (-0.343655329717683) rotate (-0.0619591884457995) translate (9.07361125827628cm 13.2902926412281cm)" svg:viewBox="0 0 108 108" svg:d="M53 0c32 0 55 25 55 52 0 31-22 53-54 53-33 1-54-21-54-52 0-27 21-53 53-53zM0 0zM108 108z">
          <text:p/>
        </draw:path>
        <draw:path draw:style-name="gr3" draw:layer="layout" svg:width="0.107cm" svg:height="0.104cm" draw:transform="skewX (-0.355698101556444) rotate (-0.0617846555206001) translate (9.07294054960566cm 13.290260550985cm)" svg:viewBox="0 0 108 105" svg:d="M54 0c32 0 54 25 54 53-1 31-23 52-55 52-32 1-53-20-53-52 0-27 22-53 54-53z">
          <text:p/>
        </draw:path>
        <draw:polygon draw:style-name="gr3" draw:layer="layout" svg:width="0cm" svg:height="0cm" svg:x="9.074cm" svg:y="13.291cm" svg:viewBox="0 0 0 0" draw:points="0,0">
          <text:p/>
        </draw:polygon>
        <draw:polygon draw:style-name="gr3" draw:layer="layout" svg:width="0cm" svg:height="0cm" svg:x="9.212cm" svg:y="13.407cm" svg:viewBox="0 0 0 0" draw:points="0,0">
          <text:p/>
        </draw:polygon>
        <draw:polygon draw:style-name="gr5" draw:layer="layout" svg:width="1.864cm" svg:height="1.293cm" draw:transform="skewX (-0.339117473662498) rotate (-0.0565486677646174) translate (7.33769013126292cm 13.8925266627387cm)" svg:viewBox="0 0 1865 1294" draw:points="526,81 1461,0 1865,566 1339,1213 407,1294 0,729">
          <text:p/>
        </draw:polygon>
        <draw:polygon draw:style-name="gr5" draw:layer="layout" svg:width="0cm" svg:height="0cm" svg:x="7.433cm" svg:y="14.019cm" svg:viewBox="0 0 0 0" draw:points="0,0">
          <text:p/>
        </draw:polygon>
        <draw:polygon draw:style-name="gr5" draw:layer="layout" svg:width="0cm" svg:height="0cm" svg:x="9.487cm" svg:y="15.188cm" svg:viewBox="0 0 0 0" draw:points="0,0">
          <text:p/>
        </draw:polygon>
        <draw:polygon draw:style-name="gr5" draw:layer="layout" svg:width="1.864cm" svg:height="1.29cm" draw:transform="skewX (-0.339292006587698) rotate (-0.0563741348394171) translate (9.31312277960198cm 16.9324856763139cm)" svg:viewBox="0 0 1865 1291" draw:points="527,80 1458,0 1865,563 1339,1210 404,1291 0,727">
          <text:p/>
        </draw:polygon>
        <draw:polygon draw:style-name="gr5" draw:layer="layout" svg:width="0cm" svg:height="0cm" svg:x="9.408cm" svg:y="17.058cm" svg:viewBox="0 0 0 0" draw:points="0,0">
          <text:p/>
        </draw:polygon>
        <draw:polygon draw:style-name="gr5" draw:layer="layout" svg:width="0cm" svg:height="0cm" svg:x="11.461cm" svg:y="18.224cm" svg:viewBox="0 0 0 0" draw:points="0,0">
          <text:p/>
        </draw:polygon>
        <draw:polygon draw:style-name="gr5" draw:layer="layout" svg:width="1.867cm" svg:height="1.293cm" draw:transform="skewX (-0.337895743186102) rotate (-0.0558505360638189) translate (6.34987000219499cm 15.7774683662269cm)" svg:viewBox="0 0 1868 1294" draw:points="526,80 1460,0 1868,566 1340,1213 408,1294 0,727">
          <text:p/>
        </draw:polygon>
        <draw:polygon draw:style-name="gr5" draw:layer="layout" svg:width="0cm" svg:height="0cm" svg:x="6.449cm" svg:y="15.906cm" svg:viewBox="0 0 0 0" draw:points="0,0">
          <text:p/>
        </draw:polygon>
        <draw:polygon draw:style-name="gr5" draw:layer="layout" svg:width="0cm" svg:height="0cm" svg:x="8.502cm" svg:y="17.072cm" svg:viewBox="0 0 0 0" draw:points="0,0">
          <text:p/>
        </draw:polygon>
        <draw:polygon draw:style-name="gr5" draw:layer="layout" svg:width="1.867cm" svg:height="1.289cm" draw:transform="skewX (-0.339292006587698) rotate (-0.0558505360638189) translate (8.82105739572103cm 14.4667300838589cm)" svg:viewBox="0 0 1868 1290" draw:points="526,81 1460,0 1868,567 1337,1211 406,1290 0,728">
          <text:p/>
        </draw:polygon>
        <draw:polygon draw:style-name="gr5" draw:layer="layout" svg:width="0cm" svg:height="0cm" svg:x="8.919cm" svg:y="14.593cm" svg:viewBox="0 0 0 0" draw:points="0,0">
          <text:p/>
        </draw:polygon>
        <draw:polygon draw:style-name="gr5" draw:layer="layout" svg:width="0cm" svg:height="0cm" svg:x="10.972cm" svg:y="15.759cm" svg:viewBox="0 0 0 0" draw:points="0,0">
          <text:p/>
        </draw:polygon>
        <draw:polygon draw:style-name="gr5" draw:layer="layout" svg:width="1.863cm" svg:height="1.289cm" draw:transform="skewX (-0.337197611485304) rotate (-0.0553269372882206) translate (7.60298521105477cm 15.1334571091137cm)" svg:viewBox="0 0 1864 1290" draw:points="526,79 1460,0 1864,567 1340,1210 408,1290 0,726">
          <text:p/>
        </draw:polygon>
        <draw:polygon draw:style-name="gr5" draw:layer="layout" svg:width="0cm" svg:height="0cm" svg:x="7.697cm" svg:y="15.258cm" svg:viewBox="0 0 0 0" draw:points="0,0">
          <text:p/>
        </draw:polygon>
        <draw:polygon draw:style-name="gr5" draw:layer="layout" svg:width="0cm" svg:height="0cm" svg:x="9.75cm" svg:y="16.424cm" svg:viewBox="0 0 0 0" draw:points="0,0">
          <text:p/>
        </draw:polygon>
        <draw:polygon draw:style-name="gr5" draw:layer="layout" svg:width="1.868cm" svg:height="1.289cm" draw:transform="skewX (-0.3385938748869) rotate (-0.0558505360638189) translate (7.83591944779823cm 16.3604128819753cm)" svg:viewBox="0 0 1869 1290" draw:points="527,79 1461,0 1869,566 1342,1210 408,1290 0,727">
          <text:p/>
        </draw:polygon>
        <draw:polygon draw:style-name="gr5" draw:layer="layout" svg:width="0cm" svg:height="0cm" svg:x="7.934cm" svg:y="16.486cm" svg:viewBox="0 0 0 0" draw:points="0,0">
          <text:p/>
        </draw:polygon>
        <draw:polygon draw:style-name="gr5" draw:layer="layout" svg:width="0cm" svg:height="0cm" svg:x="9.987cm" svg:y="17.652cm" svg:viewBox="0 0 0 0" draw:points="0,0">
          <text:p/>
        </draw:polygon>
        <draw:polygon draw:style-name="gr5" draw:layer="layout" svg:width="1.864cm" svg:height="1.292cm" draw:transform="skewX (-0.3384193419617) rotate (-0.0558505360638189) translate (6.10954470695527cm 14.5589465300856cm)" svg:viewBox="0 0 1865 1293" draw:points="526,80 1461,0 1865,566 1339,1214 408,1293 0,726">
          <text:p/>
        </draw:polygon>
        <draw:polygon draw:style-name="gr5" draw:layer="layout" svg:width="0cm" svg:height="0cm" svg:x="6.204cm" svg:y="14.684cm" svg:viewBox="0 0 0 0" draw:points="0,0">
          <text:p/>
        </draw:polygon>
        <draw:polygon draw:style-name="gr5" draw:layer="layout" svg:width="0cm" svg:height="0cm" svg:x="8.258cm" svg:y="15.854cm" svg:viewBox="0 0 0 0" draw:points="0,0">
          <text:p/>
        </draw:polygon>
        <draw:polygon draw:style-name="gr5" draw:layer="layout" svg:width="1.864cm" svg:height="1.293cm" draw:transform="skewX (-0.338768407812099) rotate (-0.0563741348394171) translate (5.86388309890168cm 13.3201353077562cm)" svg:viewBox="0 0 1865 1294" draw:points="526,81 1460,0 1865,566 1339,1214 407,1294 0,727">
          <text:p/>
        </draw:polygon>
        <draw:polygon draw:style-name="gr5" draw:layer="layout" svg:width="0cm" svg:height="0cm" svg:x="5.959cm" svg:y="13.447cm" svg:viewBox="0 0 0 0" draw:points="0,0">
          <text:p/>
        </draw:polygon>
        <draw:polygon draw:style-name="gr5" draw:layer="layout" svg:width="0cm" svg:height="0cm" svg:x="8.013cm" svg:y="14.616cm" svg:viewBox="0 0 0 0" draw:points="0,0">
          <text:p/>
        </draw:polygon>
        <draw:polygon draw:style-name="gr5" draw:layer="layout" svg:width="1.863cm" svg:height="1.289cm" draw:transform="skewX (-0.337197611485304) rotate (-0.0553269372882206) translate (6.57609054074825cm 16.9994627199367cm)" svg:viewBox="0 0 1864 1290" draw:points="526,80 1460,0 1864,564 1340,1209 405,1290 0,723">
          <text:p/>
        </draw:polygon>
        <draw:polygon draw:style-name="gr5" draw:layer="layout" svg:width="0cm" svg:height="0cm" svg:x="6.67cm" svg:y="17.125cm" svg:viewBox="0 0 0 0" draw:points="0,0">
          <text:p/>
        </draw:polygon>
        <draw:polygon draw:style-name="gr5" draw:layer="layout" svg:width="0cm" svg:height="0cm" svg:x="8.723cm" svg:y="18.291cm" svg:viewBox="0 0 0 0" draw:points="0,0">
          <text:p/>
        </draw:polygon>
        <draw:polygon draw:style-name="gr5" draw:layer="layout" svg:width="1.864cm" svg:height="1.29cm" draw:transform="skewX (-0.337895743186102) rotate (-0.0560250689890183) translate (5.10460956954239cm 16.4355379596691cm)" svg:viewBox="0 0 1865 1291" draw:points="527,80 1457,0 1865,564 1339,1210 406,1291 0,727">
          <text:p/>
        </draw:polygon>
        <draw:polygon draw:style-name="gr5" draw:layer="layout" svg:width="0cm" svg:height="0cm" svg:x="5.199cm" svg:y="16.561cm" svg:viewBox="0 0 0 0" draw:points="0,0">
          <text:p/>
        </draw:polygon>
        <draw:polygon draw:style-name="gr5" draw:layer="layout" svg:width="0cm" svg:height="0cm" svg:x="7.252cm" svg:y="17.727cm" svg:viewBox="0 0 0 0" draw:points="0,0">
          <text:p/>
        </draw:polygon>
        <draw:polygon draw:style-name="gr5" draw:layer="layout" svg:width="1.867cm" svg:height="1.293cm" draw:transform="skewX (-0.338768407812099) rotate (-0.0556760031386194) translate (4.61654772805468cm 13.9854815439697cm)" svg:viewBox="0 0 1868 1294" draw:points="527,83 1460,0 1868,567 1338,1214 407,1294 0,727">
          <text:p/>
        </draw:polygon>
        <draw:polygon draw:style-name="gr5" draw:layer="layout" svg:width="0cm" svg:height="0cm" svg:x="4.715cm" svg:y="14.114cm" svg:viewBox="0 0 0 0" draw:points="0,0">
          <text:p/>
        </draw:polygon>
        <draw:polygon draw:style-name="gr5" draw:layer="layout" svg:width="0cm" svg:height="0cm" svg:x="6.768cm" svg:y="15.28cm" svg:viewBox="0 0 0 0" draw:points="0,0">
          <text:p/>
        </draw:polygon>
        <draw:polygon draw:style-name="gr5" draw:layer="layout" svg:width="1.867cm" svg:height="1.292cm" draw:transform="skewX (-0.338070276111302) rotate (-0.0551524043630212) translate (4.85965468898247cm 15.214537663015cm)" svg:viewBox="0 0 1868 1293" draw:points="530,82 1461,0 1868,568 1342,1214 408,1293 0,726">
          <text:p/>
        </draw:polygon>
        <draw:polygon draw:style-name="gr5" draw:layer="layout" svg:width="0cm" svg:height="0cm" svg:x="4.959cm" svg:y="15.342cm" svg:viewBox="0 0 0 0" draw:points="0,0">
          <text:p/>
        </draw:polygon>
        <draw:polygon draw:style-name="gr5" draw:layer="layout" svg:width="0cm" svg:height="0cm" svg:x="7.012cm" svg:y="16.508cm" svg:viewBox="0 0 0 0" draw:points="0,0">
          <text:p/>
        </draw:polygon>
        <draw:polygon draw:style-name="gr5" draw:layer="layout" svg:width="1.864cm" svg:height="1.289cm" draw:transform="skewX (-0.338768407812099) rotate (-0.0558505360638189) translate (8.59045440276846cm 13.2487518088032cm)" svg:viewBox="0 0 1865 1290" draw:points="526,79 1461,0 1865,563 1337,1209 404,1290 0,723">
          <text:p/>
        </draw:polygon>
        <draw:polygon draw:style-name="gr5" draw:layer="layout" svg:width="0cm" svg:height="0cm" svg:x="8.685cm" svg:y="13.374cm" svg:viewBox="0 0 0 0" draw:points="0,0">
          <text:p/>
        </draw:polygon>
        <draw:polygon draw:style-name="gr5" draw:layer="layout" svg:width="0cm" svg:height="0cm" svg:x="10.738cm" svg:y="14.54cm" svg:viewBox="0 0 0 0" draw:points="0,0">
          <text:p/>
        </draw:polygon>
        <draw:polygon draw:style-name="gr5" draw:layer="layout" svg:width="1.864cm" svg:height="1.293cm" draw:transform="skewX (-0.337895743186102) rotate (-0.0558505360638189) translate (7.114301715958cm 12.6663606077733cm)" svg:viewBox="0 0 1865 1294" draw:points="525,80 1457,0 1865,567 1339,1214 405,1294 0,728">
          <text:p/>
        </draw:polygon>
        <draw:polygon draw:style-name="gr5" draw:layer="layout" svg:width="0cm" svg:height="0cm" svg:x="7.209cm" svg:y="12.792cm" svg:viewBox="0 0 0 0" draw:points="0,0">
          <text:p/>
        </draw:polygon>
        <draw:polygon draw:style-name="gr5" draw:layer="layout" svg:width="0cm" svg:height="0cm" svg:x="9.262cm" svg:y="13.958cm" svg:viewBox="0 0 0 0" draw:points="0,0">
          <text:p/>
        </draw:polygon>
        <draw:polygon draw:style-name="gr5" draw:layer="layout" svg:width="1.864cm" svg:height="1.293cm" draw:transform="skewX (-0.337721210260903) rotate (-0.0553269372882206) translate (4.38339624880982cm 12.7582581468735cm)" svg:viewBox="0 0 1865 1294" draw:points="525,82 1459,0 1865,567 1337,1214 407,1294 0,726">
          <text:p/>
        </draw:polygon>
        <draw:polygon draw:style-name="gr5" draw:layer="layout" svg:width="0cm" svg:height="0cm" svg:x="4.479cm" svg:y="12.886cm" svg:viewBox="0 0 0 0" draw:points="0,0">
          <text:p/>
        </draw:polygon>
        <draw:polygon draw:style-name="gr5" draw:layer="layout" svg:width="0cm" svg:height="0cm" svg:x="6.532cm" svg:y="14.052cm" svg:viewBox="0 0 0 0" draw:points="0,0">
          <text:p/>
        </draw:polygon>
        <draw:polygon draw:style-name="gr5" draw:layer="layout" svg:width="1.864cm" svg:height="1.293cm" draw:transform="skewX (-0.336324946859307) rotate (-0.0558505360638189) translate (5.62204848449279cm 12.0926819667998cm)" svg:viewBox="0 0 1865 1294" draw:points="526,80 1459,0 1865,566 1340,1214 406,1294 0,727">
          <text:p/>
        </draw:polygon>
        <draw:polygon draw:style-name="gr5" draw:layer="layout" svg:width="0cm" svg:height="0cm" svg:x="5.715cm" svg:y="12.218cm" svg:viewBox="0 0 0 0" draw:points="0,0">
          <text:p/>
        </draw:polygon>
        <draw:polygon draw:style-name="gr5" draw:layer="layout" svg:width="0cm" svg:height="0cm" svg:x="7.769cm" svg:y="13.387cm" svg:viewBox="0 0 0 0" draw:points="0,0">
          <text:p/>
        </draw:polygon>
        <draw:polygon draw:style-name="gr5" draw:layer="layout" svg:width="1.867cm" svg:height="1.293cm" draw:transform="skewX (-0.339117473662498) rotate (-0.0563741348394171) translate (8.37426714016086cm 12.0273177484905cm)" svg:viewBox="0 0 1868 1294" draw:points="526,83 1461,0 1868,566 1339,1214 407,1294 0,727">
          <text:p/>
        </draw:polygon>
        <draw:polygon draw:style-name="gr5" draw:layer="layout" svg:width="0cm" svg:height="0cm" svg:x="8.473cm" svg:y="12.157cm" svg:viewBox="0 0 0 0" draw:points="0,0">
          <text:p/>
        </draw:polygon>
        <draw:polygon draw:style-name="gr5" draw:layer="layout" svg:width="0cm" svg:height="0cm" svg:x="10.526cm" svg:y="13.323cm" svg:viewBox="0 0 0 0" draw:points="0,0">
          <text:p/>
        </draw:polygon>
        <draw:polygon draw:style-name="gr5" draw:layer="layout" svg:width="1.864cm" svg:height="1.289cm" draw:transform="skewX (-0.339117473662498) rotate (-0.0558505360638189) translate (9.08255909573751cm 15.6960485850866cm)" svg:viewBox="0 0 1865 1290" draw:points="527,80 1460,0 1865,567 1338,1210 407,1290 0,728">
          <text:p/>
        </draw:polygon>
        <draw:polygon draw:style-name="gr5" draw:layer="layout" svg:width="0cm" svg:height="0cm" svg:x="9.178cm" svg:y="15.822cm" svg:viewBox="0 0 0 0" draw:points="0,0">
          <text:p/>
        </draw:polygon>
        <draw:polygon draw:style-name="gr5" draw:layer="layout" svg:width="0cm" svg:height="0cm" svg:x="11.231cm" svg:y="16.988cm" svg:viewBox="0 0 0 0" draw:points="0,0">
          <text:p/>
        </draw:polygon>
        <draw:path draw:style-name="gr4" draw:layer="layout" svg:width="0.107cm" svg:height="0.108cm" draw:transform="skewX (-0.332659755430119) rotate (-0.0548033385126223) translate (9.54411014865805cm 15.74632203758cm)" svg:viewBox="0 0 108 109" svg:d="M54 0c29 0 54 25 54 53 0 32-25 53-53 53-31 0-55-21-55-53 0-29 23-53 54-53zM0 0zM108 109z">
          <text:p/>
        </draw:path>
        <draw:path draw:style-name="gr3" draw:layer="layout" svg:width="0.106cm" svg:height="0.105cm" draw:transform="skewX (-0.338244809036501) rotate (-0.0525344104850298) translate (9.54399351538678cm 15.7464954842931cm)" svg:viewBox="0 0 107 106" svg:d="M54 0c29 0 53 26 53 53 0 32-25 53-53 53-31 0-54-21-54-53 0-28 23-53 54-53z">
          <text:p/>
        </draw:path>
        <draw:polygon draw:style-name="gr3" draw:layer="layout" svg:width="0cm" svg:height="0cm" svg:x="9.544cm" svg:y="15.746cm" svg:viewBox="0 0 0 0" draw:points="0,0">
          <text:p/>
        </draw:polygon>
        <draw:polygon draw:style-name="gr3" draw:layer="layout" svg:width="0cm" svg:height="0cm" svg:x="9.683cm" svg:y="15.862cm" svg:viewBox="0 0 0 0" draw:points="0,0">
          <text:p/>
        </draw:polygon>
        <draw:path draw:style-name="gr4" draw:layer="layout" svg:width="0.106cm" svg:height="0.107cm" draw:transform="skewX (-0.338244809036501) rotate (-0.0548033385126223) translate (9.79940857719101cm 16.9849064778358cm)" svg:viewBox="0 0 107 108" svg:d="M54 0c29 0 53 25 53 52 0 31-24 54-53 54-31 0-54-23-54-54 0-28 23-52 54-52zM0 0zM107 108z">
          <text:p/>
        </draw:path>
        <draw:path draw:style-name="gr3" draw:layer="layout" svg:width="0.106cm" svg:height="0.105cm" draw:transform="skewX (-0.344178928493282) rotate (-0.0530580092606281) translate (9.79899169987581cm 16.9850356605761cm)" svg:viewBox="0 0 107 106" svg:d="M55 0c28 0 53 25 52 53 0 31-25 53-53 53-31 0-54-22-54-53 0-29 24-53 55-53z">
          <text:p/>
        </draw:path>
        <draw:polygon draw:style-name="gr3" draw:layer="layout" svg:width="0cm" svg:height="0cm" svg:x="9.799cm" svg:y="16.985cm" svg:viewBox="0 0 0 0" draw:points="0,0">
          <text:p/>
        </draw:polygon>
        <draw:polygon draw:style-name="gr3" draw:layer="layout" svg:width="0cm" svg:height="0cm" svg:x="9.938cm" svg:y="17.1cm" svg:viewBox="0 0 0 0" draw:points="0,0">
          <text:p/>
        </draw:polygon>
        <draw:path draw:style-name="gr4" draw:layer="layout" svg:width="0.109cm" svg:height="0.107cm" draw:transform="skewX (-0.319046187264563) rotate (-0.05550147021342) translate (8.30591002363166cm 16.411158177053cm)" svg:viewBox="0 0 110 108" svg:d="M53 0c29 0 55 24 56 53 0 31-25 53-53 53-32 0-54-22-55-53 0-29 21-53 52-53zM0 0zM110 108z">
          <text:p/>
        </draw:path>
        <draw:path draw:style-name="gr3" draw:layer="layout" svg:width="0.106cm" svg:height="0.105cm" draw:transform="skewX (-0.341211868764891) rotate (-0.052185344634631) translate (8.30559909624612cm 16.4113371195018cm)" svg:viewBox="0 0 107 106" svg:d="M54 0c28 0 54 26 53 53 0 31-26 53-54 53-31 0-53-22-53-53 0-28 23-53 54-53z">
          <text:p/>
        </draw:path>
        <draw:polygon draw:style-name="gr3" draw:layer="layout" svg:width="0cm" svg:height="0cm" svg:x="8.306cm" svg:y="16.411cm" svg:viewBox="0 0 0 0" draw:points="0,0">
          <text:p/>
        </draw:polygon>
        <draw:polygon draw:style-name="gr3" draw:layer="layout" svg:width="0cm" svg:height="0cm" svg:x="8.444cm" svg:y="16.526cm" svg:viewBox="0 0 0 0" draw:points="0,0">
          <text:p/>
        </draw:polygon>
        <draw:path draw:style-name="gr4" draw:layer="layout" svg:width="0.11cm" svg:height="0.104cm" draw:transform="skewX (-0.349589449174464) rotate (-0.0607374579694036) translate (8.06713810743488cm 15.1767294345705cm)" svg:viewBox="0 0 111 105" svg:d="M54 0c32 0 54 22 54 52-1 28-23 53-55 53-28 1-53-25-53-52 0-31 25-53 54-53zM0 0zM111 105z">
          <text:p/>
        </draw:path>
        <draw:path draw:style-name="gr3" draw:layer="layout" svg:width="0.107cm" svg:height="0.104cm" draw:transform="skewX (-0.360759556387228) rotate (-0.0607374579694036) translate (8.06646415399068cm 15.1766884499411cm)" svg:viewBox="0 0 108 105" svg:d="M54 0c32 0 54 22 54 52-1 28-24 53-56 53-28 1-53-25-52-52 1-31 26-53 54-53z">
          <text:p/>
        </draw:path>
        <draw:polygon draw:style-name="gr3" draw:layer="layout" svg:width="0cm" svg:height="0cm" svg:x="8.068cm" svg:y="15.177cm" svg:viewBox="0 0 0 0" draw:points="0,0">
          <text:p/>
        </draw:polygon>
        <draw:polygon draw:style-name="gr3" draw:layer="layout" svg:width="0cm" svg:height="0cm" svg:x="8.209cm" svg:y="15.29cm" svg:viewBox="0 0 0 0" draw:points="0,0">
          <text:p/>
        </draw:polygon>
        <draw:path draw:style-name="gr4" draw:layer="layout" svg:width="0.11cm" svg:height="0.104cm" draw:transform="skewX (-0.338768407812099) rotate (-0.0610865238198024) translate (7.81215775000399cm 13.9381457448956cm)" svg:viewBox="0 0 111 105" svg:d="M53 0c32 0 55 21 55 52 0 29-22 53-54 53-28 1-54-24-54-52 0-31 25-53 53-53zM0 0zM111 105z">
          <text:p/>
        </draw:path>
        <draw:path draw:style-name="gr3" draw:layer="layout" svg:width="0.107cm" svg:height="0.104cm" draw:transform="skewX (-0.338768407812099) rotate (-0.0617846555206001) translate (7.81249139680511cm 13.9381287707718cm)" svg:viewBox="0 0 108 105" svg:d="M53 0c32 0 54 21 55 52 0 29-22 53-54 53-29 1-54-24-54-52 0-31 25-53 53-53z">
          <text:p/>
        </draw:path>
        <draw:polygon draw:style-name="gr3" draw:layer="layout" svg:width="0cm" svg:height="0cm" svg:x="7.812cm" svg:y="13.938cm" svg:viewBox="0 0 0 0" draw:points="0,0">
          <text:p/>
        </draw:polygon>
        <draw:polygon draw:style-name="gr3" draw:layer="layout" svg:width="0cm" svg:height="0cm" svg:x="7.952cm" svg:y="14.051cm" svg:viewBox="0 0 0 0" draw:points="0,0">
          <text:p/>
        </draw:polygon>
        <draw:path draw:style-name="gr4" draw:layer="layout" svg:width="0.107cm" svg:height="0.104cm" draw:transform="skewX (-0.347320521146872) rotate (-0.0624827872213978) translate (7.29475766326655cm 18.2776868809767cm)" svg:viewBox="0 0 108 105" svg:d="M54 0c31 0 54 21 54 52s-24 53-55 53c-28 1-53-21-53-52s25-53 54-53zM0 0zM108 105z">
          <text:p/>
        </draw:path>
        <draw:path draw:style-name="gr3" draw:layer="layout" svg:width="0.107cm" svg:height="0.104cm" draw:transform="skewX (-0.338768407812099) rotate (-0.0612610567450018) translate (7.29520974371027cm 18.277780622179cm)" svg:viewBox="0 0 108 105" svg:d="M53 0c31 0 54 21 55 52 0 31-23 53-54 53-29 1-54-21-54-52s25-53 53-53z">
          <text:p/>
        </draw:path>
        <draw:polygon draw:style-name="gr3" draw:layer="layout" svg:width="0cm" svg:height="0cm" svg:x="7.295cm" svg:y="18.278cm" svg:viewBox="0 0 0 0" draw:points="0,0">
          <text:p/>
        </draw:polygon>
        <draw:polygon draw:style-name="gr3" draw:layer="layout" svg:width="0cm" svg:height="0cm" svg:x="7.432cm" svg:y="18.391cm" svg:viewBox="0 0 0 0" draw:points="0,0">
          <text:p/>
        </draw:polygon>
        <draw:path draw:style-name="gr4" draw:layer="layout" svg:width="0.107cm" svg:height="0.104cm" draw:transform="skewX (-0.367217274619607) rotate (-0.0619591884457995) translate (6.32646005829151cm 13.3839983342969cm)" svg:viewBox="0 0 108 105" svg:d="M56 0c28 0 53 21 52 53-1 27-27 52-55 52-32 1-54-25-53-52 1-31 24-53 56-53zM1 0zM106 105z">
          <text:p/>
        </draw:path>
        <draw:path draw:style-name="gr3" draw:layer="layout" svg:width="0.107cm" svg:height="0.104cm" draw:transform="skewX (-0.350287580875262) rotate (-0.0612610567450018) translate (6.32747422396369cm 13.3840997033622cm)" svg:viewBox="0 0 108 105" svg:d="M55 0c28 0 53 21 53 53-1 27-26 52-54 52-32 1-54-25-54-52 0-31 23-53 55-53z">
          <text:p/>
        </draw:path>
        <draw:polygon draw:style-name="gr3" draw:layer="layout" svg:width="0cm" svg:height="0cm" svg:x="6.328cm" svg:y="13.384cm" svg:viewBox="0 0 0 0" draw:points="0,0">
          <text:p/>
        </draw:polygon>
        <draw:polygon draw:style-name="gr3" draw:layer="layout" svg:width="0cm" svg:height="0cm" svg:x="6.465cm" svg:y="13.497cm" svg:viewBox="0 0 0 0" draw:points="0,0">
          <text:p/>
        </draw:polygon>
        <draw:path draw:style-name="gr4" draw:layer="layout" svg:width="0.107cm" svg:height="0.104cm" draw:transform="skewX (-0.355698101556444) rotate (-0.0619591884457995) translate (6.57682699010535cm 14.6030913382235cm)" svg:viewBox="0 0 108 105" svg:d="M54 0c29 0 54 21 54 53-1 30-26 52-55 52-31 1-53-21-53-52s23-53 54-53zM1 0zM107 105z">
          <text:p/>
        </draw:path>
        <draw:path draw:style-name="gr3" draw:layer="layout" svg:width="0.107cm" svg:height="0.104cm" draw:transform="skewX (-0.338768407812099) rotate (-0.0612610567450018) translate (6.5778206687223cm 14.6031903422994cm)" svg:viewBox="0 0 108 105" svg:d="M53 0c29 0 54 21 55 53 0 30-25 52-54 52-31 1-54-21-54-52s22-53 53-53z">
          <text:p/>
        </draw:path>
        <draw:polygon draw:style-name="gr3" draw:layer="layout" svg:width="0cm" svg:height="0cm" svg:x="6.578cm" svg:y="14.603cm" svg:viewBox="0 0 0 0" draw:points="0,0">
          <text:p/>
        </draw:polygon>
        <draw:polygon draw:style-name="gr3" draw:layer="layout" svg:width="0cm" svg:height="0cm" svg:x="6.715cm" svg:y="14.716cm" svg:viewBox="0 0 0 0" draw:points="0,0">
          <text:p/>
        </draw:polygon>
        <draw:path draw:style-name="gr4" draw:layer="layout" svg:width="0.106cm" svg:height="0.105cm" draw:transform="skewX (-0.338768407812099) rotate (-0.0551524043630212) translate (6.81399492399334cm 15.840120122416cm)" svg:viewBox="0 0 107 106" svg:d="M53 0c32 0 54 22 54 52 0 29-22 54-54 54-31 0-53-25-53-54 0-30 22-52 53-52zM0 0zM107 106z">
          <text:p/>
        </draw:path>
        <draw:path draw:style-name="gr3" draw:layer="layout" svg:width="0.106cm" svg:height="0.105cm" draw:transform="skewX (-0.333008821280518) rotate (-0.0530580092606281) translate (6.81425307907727cm 15.8402826768898cm)" svg:viewBox="0 0 107 106" svg:d="M53 0c32 0 54 22 54 53 0 28-22 53-54 53-31 0-53-25-53-54 0-30 22-52 53-52z">
          <text:p/>
        </draw:path>
        <draw:polygon draw:style-name="gr3" draw:layer="layout" svg:width="0cm" svg:height="0cm" svg:x="6.814cm" svg:y="15.84cm" svg:viewBox="0 0 0 0" draw:points="0,0">
          <text:p/>
        </draw:polygon>
        <draw:polygon draw:style-name="gr3" draw:layer="layout" svg:width="0cm" svg:height="0cm" svg:x="6.951cm" svg:y="15.953cm" svg:viewBox="0 0 0 0" draw:points="0,0">
          <text:p/>
        </draw:polygon>
        <draw:path draw:style-name="gr4" draw:layer="layout" svg:width="0.107cm" svg:height="0.105cm" draw:transform="skewX (-0.330216294477327) rotate (-0.0551524043630212) translate (5.57130338242985cm 16.4863535650202cm)" svg:viewBox="0 0 108 106" svg:d="M54 0c31 0 54 25 54 52 0 31-22 54-53 54-33 0-54-23-55-54 0-28 21-52 54-52zM0 0zM108 106z">
          <text:p/>
        </draw:path>
        <draw:path draw:style-name="gr3" draw:layer="layout" svg:width="0.106cm" svg:height="0.105cm" draw:transform="skewX (-0.327423767674136) rotate (-0.0530580092606281) translate (5.57184171319727cm 16.4865333905651cm)" svg:viewBox="0 0 107 106" svg:d="M54 0c31 0 53 25 53 53 1 30-21 53-52 53-33 0-55-23-55-54 0-28 21-52 54-52z">
          <text:p/>
        </draw:path>
        <draw:polygon draw:style-name="gr3" draw:layer="layout" svg:width="0cm" svg:height="0cm" svg:x="5.571cm" svg:y="16.486cm" svg:viewBox="0 0 0 0" draw:points="0,0">
          <text:p/>
        </draw:polygon>
        <draw:polygon draw:style-name="gr3" draw:layer="layout" svg:width="0cm" svg:height="0cm" svg:x="5.709cm" svg:y="16.599cm" svg:viewBox="0 0 0 0" draw:points="0,0">
          <text:p/>
        </draw:polygon>
        <draw:path draw:style-name="gr4" draw:layer="layout" svg:width="0.107cm" svg:height="0.104cm" draw:transform="skewX (-0.355698101556444) rotate (-0.0624827872213978) translate (7.58047338136337cm 12.7200274552992cm)" svg:viewBox="0 0 108 105" svg:d="M54 0c32 0 54 22 54 53-1 28-23 52-55 52-31 1-53-24-53-52 0-30 23-53 54-53zM1 0zM107 105z">
          <text:p/>
        </draw:path>
        <draw:path draw:style-name="gr3" draw:layer="layout" svg:width="0.107cm" svg:height="0.104cm" draw:transform="skewX (-0.338768407812099) rotate (-0.0612610567450018) translate (7.58144301920003cm 12.7201535790289cm)" svg:viewBox="0 0 108 105" svg:d="M53 0c32 0 54 22 55 53 0 28-22 52-54 52-31 1-54-24-54-52 0-30 22-53 53-53z">
          <text:p/>
        </draw:path>
        <draw:polygon draw:style-name="gr3" draw:layer="layout" svg:width="0cm" svg:height="0cm" svg:x="7.581cm" svg:y="12.72cm" svg:viewBox="0 0 0 0" draw:points="0,0">
          <text:p/>
        </draw:polygon>
        <draw:polygon draw:style-name="gr3" draw:layer="layout" svg:width="0cm" svg:height="0cm" svg:x="7.719cm" svg:y="12.833cm" svg:viewBox="0 0 0 0" draw:points="0,0">
          <text:p/>
        </draw:polygon>
        <draw:path draw:style-name="gr4" draw:layer="layout" svg:width="0.106cm" svg:height="0.106cm" draw:transform="skewX (-0.338768407812099) rotate (-0.0481710873550443) translate (6.09981348642925cm 12.1569736882661cm)" svg:viewBox="0 0 107 107" svg:d="M54 0c31 1 53 22 53 53 0 27-22 54-53 53-32 0-54-26-54-54 0-31 23-52 54-52zM0 0zM107 107z">
          <text:p/>
        </draw:path>
        <draw:path draw:style-name="gr3" draw:layer="layout" svg:width="0.106cm" svg:height="0.105cm" draw:transform="skewX (-0.347320521146872) rotate (-0.0438077642250588) translate (6.09924452282257cm 12.1575984834263cm)" svg:viewBox="0 0 107 106" svg:d="M55 0c31 0 53 22 52 53-1 27-23 53-54 53-32 0-54-27-53-54 1-32 23-52 55-52z">
          <text:p/>
        </draw:path>
        <draw:polygon draw:style-name="gr3" draw:layer="layout" svg:width="0cm" svg:height="0cm" svg:x="6.1cm" svg:y="12.157cm" svg:viewBox="0 0 0 0" draw:points="0,0">
          <text:p/>
        </draw:polygon>
        <draw:polygon draw:style-name="gr3" draw:layer="layout" svg:width="0cm" svg:height="0cm" svg:x="6.238cm" svg:y="12.27cm" svg:viewBox="0 0 0 0" draw:points="0,0">
          <text:p/>
        </draw:polygon>
        <draw:path draw:style-name="gr4" draw:layer="layout" svg:width="0.107cm" svg:height="0.104cm" draw:transform="skewX (-0.352556508902854) rotate (-0.0619591884457995) translate (8.84754079247673cm 12.0909165939554cm)" svg:viewBox="0 0 108 105" svg:d="M54 0c28 0 54 21 54 52-1 28-27 53-55 53-32 1-53-25-53-52 0-31 22-53 54-53zM0 0zM107 105z">
          <text:p/>
        </draw:path>
        <draw:path draw:style-name="gr3" draw:layer="layout" svg:width="0.107cm" svg:height="0.104cm" draw:transform="skewX (-0.344178928493282) rotate (-0.0617846555206001) translate (8.84803279931886cm 12.0909565088516cm)" svg:viewBox="0 0 108 105" svg:d="M53 0c29 0 55 21 55 52 0 28-26 53-55 53-32 1-53-25-53-52 0-31 21-53 53-53z">
          <text:p/>
        </draw:path>
        <draw:polygon draw:style-name="gr3" draw:layer="layout" svg:width="0cm" svg:height="0cm" svg:x="8.848cm" svg:y="12.091cm" svg:viewBox="0 0 0 0" draw:points="0,0">
          <text:p/>
        </draw:polygon>
        <draw:polygon draw:style-name="gr3" draw:layer="layout" svg:width="0cm" svg:height="0cm" svg:x="8.985cm" svg:y="12.204cm" svg:viewBox="0 0 0 0" draw:points="0,0">
          <text:p/>
        </draw:polygon>
        <draw:path draw:style-name="gr4" draw:layer="layout" svg:width="0.107cm" svg:height="0.104cm" draw:transform="skewX (-0.352556508902855) rotate (-0.0619591884457995) translate (10.5312113757619cm 13.8620256867697cm)" svg:viewBox="0 0 108 105" svg:d="M55 0c28 0 53 21 53 52-1 32-26 53-54 53-32 1-54-20-54-52 0-31 23-53 55-53zM0 0zM107 105z">
          <text:p/>
        </draw:path>
        <draw:path draw:style-name="gr3" draw:layer="layout" svg:width="0.107cm" svg:height="0.104cm" draw:transform="skewX (-0.338768407812099) rotate (-0.0612610567450018) translate (10.532000009596cm 13.8621125819981cm)" svg:viewBox="0 0 108 105" svg:d="M54 0c28 0 53 21 54 52 0 32-25 53-53 53-32 1-55-20-55-52 0-31 22-53 54-53z">
          <text:p/>
        </draw:path>
        <draw:polygon draw:style-name="gr3" draw:layer="layout" svg:width="0cm" svg:height="0cm" svg:x="10.532cm" svg:y="13.862cm" svg:viewBox="0 0 0 0" draw:points="0,0">
          <text:p/>
        </draw:polygon>
        <draw:polygon draw:style-name="gr3" draw:layer="layout" svg:width="0cm" svg:height="0cm" svg:x="10.669cm" svg:y="13.975cm" svg:viewBox="0 0 0 0" draw:points="0,0">
          <text:p/>
        </draw:polygon>
        <draw:path draw:style-name="gr4" draw:layer="layout" svg:width="0.107cm" svg:height="0.107cm" draw:transform="skewX (-0.330041761552128) rotate (-0.0548033385126223) translate (10.7630609013482cm 15.0812835747719cm)" svg:viewBox="0 0 108 108" svg:d="M53 0c30 0 55 25 55 53 0 31-25 53-54 53-31 0-53-22-54-53 0-28 22-53 53-53zM0 0zM108 108z">
          <text:p/>
        </draw:path>
        <draw:path draw:style-name="gr3" draw:layer="layout" svg:width="0.106cm" svg:height="0.105cm" draw:transform="skewX (-0.344178928493282) rotate (-0.0525344104850298) translate (10.7625862355403cm 15.081435246081cm)" svg:viewBox="0 0 107 106" svg:d="M54 0c29 0 54 26 53 53 0 31-25 53-54 53-31 0-53-22-53-53 0-28 23-53 54-53z">
          <text:p/>
        </draw:path>
        <draw:polygon draw:style-name="gr3" draw:layer="layout" svg:width="0cm" svg:height="0cm" svg:x="10.763cm" svg:y="15.081cm" svg:viewBox="0 0 0 0" draw:points="0,0">
          <text:p/>
        </draw:polygon>
        <draw:polygon draw:style-name="gr3" draw:layer="layout" svg:width="0cm" svg:height="0cm" svg:x="10.901cm" svg:y="15.196cm" svg:viewBox="0 0 0 0" draw:points="0,0">
          <text:p/>
        </draw:polygon>
        <draw:path draw:style-name="gr4" draw:layer="layout" svg:width="0.11cm" svg:height="0.106cm" draw:transform="skewX (-0.324631240870945) rotate (-0.0478220215046454) translate (11.0340956626461cm 16.3198738934632cm)" svg:viewBox="0 0 111 107" svg:d="M54 0c31 1 53 23 54 54 0 31-22 53-53 52-29 0-54-22-55-53 0-31 26-53 54-53zM0 0zM111 107z">
          <text:p/>
        </draw:path>
        <draw:path draw:style-name="gr3" draw:layer="layout" svg:width="0.106cm" svg:height="0.105cm" draw:transform="skewX (-0.327423767674136) rotate (-0.0434586983746599) translate (11.0342275020384cm 16.320547039903cm)" svg:viewBox="0 0 107 106" svg:d="M54 0c31 0 53 23 53 54s-22 52-53 52c-29 0-54-23-54-53 0-32 25-53 54-53z">
          <text:p/>
        </draw:path>
        <draw:polygon draw:style-name="gr3" draw:layer="layout" svg:width="0cm" svg:height="0cm" svg:x="11.034cm" svg:y="16.32cm" svg:viewBox="0 0 0 0" draw:points="0,0">
          <text:p/>
        </draw:polygon>
        <draw:polygon draw:style-name="gr3" draw:layer="layout" svg:width="0cm" svg:height="0cm" svg:x="11.174cm" svg:y="16.433cm" svg:viewBox="0 0 0 0" draw:points="0,0">
          <text:p/>
        </draw:polygon>
        <draw:path draw:style-name="gr4" draw:layer="layout" svg:width="0.107cm" svg:height="0.104cm" draw:transform="skewX (-0.347320521146872) rotate (-0.0619591884457995) translate (10.2978315395769cm 12.6438938677196cm)" svg:viewBox="0 0 108 105" svg:d="M54 0c32 0 54 21 54 53 0 30-23 52-54 52-28 1-54-21-54-52s26-53 54-53zM0 0zM108 105z">
          <text:p/>
        </draw:path>
        <draw:path draw:style-name="gr3" draw:layer="layout" svg:width="0.107cm" svg:height="0.104cm" draw:transform="skewX (-0.338768407812099) rotate (-0.0617846555206001) translate (10.298337133682cm 12.6439347357218cm)" svg:viewBox="0 0 108 105" svg:d="M54 0c31 0 53 21 54 53 0 30-22 52-53 52-29 1-55-21-55-52s25-53 54-53z">
          <text:p/>
        </draw:path>
        <draw:polygon draw:style-name="gr3" draw:layer="layout" svg:width="0cm" svg:height="0cm" svg:x="10.298cm" svg:y="12.644cm" svg:viewBox="0 0 0 0" draw:points="0,0">
          <text:p/>
        </draw:polygon>
        <draw:polygon draw:style-name="gr3" draw:layer="layout" svg:width="0cm" svg:height="0cm" svg:x="10.435cm" svg:y="12.757cm" svg:viewBox="0 0 0 0" draw:points="0,0">
          <text:p/>
        </draw:polygon>
        <draw:path draw:style-name="gr4" draw:layer="layout" svg:width="0.107cm" svg:height="0.105cm" draw:transform="skewX (-0.333183354205717) rotate (-0.0551524043630212) translate (9.29445831210575cm 14.5272787668267cm)" svg:viewBox="0 0 108 106" svg:d="M54 0c29 0 54 25 54 52 0 32-25 54-53 54-31 0-55-22-55-54 0-28 23-52 54-52zM0 0zM108 106z">
          <text:p/>
        </draw:path>
        <draw:path draw:style-name="gr3" draw:layer="layout" svg:width="0.107cm" svg:height="0.104cm" draw:transform="skewX (-0.338768407812099) rotate (-0.0612610567450018) translate (9.29468683946327cm 14.5269983984897cm)" svg:viewBox="0 0 108 105" svg:d="M54 0c28 0 53 24 54 52 0 31-25 53-53 53-32 1-55-21-55-52 0-28 23-53 54-53z">
          <text:p/>
        </draw:path>
        <draw:polygon draw:style-name="gr3" draw:layer="layout" svg:width="0cm" svg:height="0cm" svg:x="9.294cm" svg:y="14.527cm" svg:viewBox="0 0 0 0" draw:points="0,0">
          <text:p/>
        </draw:polygon>
        <draw:polygon draw:style-name="gr3" draw:layer="layout" svg:width="0cm" svg:height="0cm" svg:x="9.432cm" svg:y="14.64cm" svg:viewBox="0 0 0 0" draw:points="0,0">
          <text:p/>
        </draw:polygon>
        <draw:path draw:style-name="gr4" draw:layer="layout" svg:width="0.108cm" svg:height="0.108cm" draw:transform="skewX (-0.327249234748937) rotate (-0.0551524043630212) translate (5.82095521898216cm 17.7053968357735cm)" svg:viewBox="0 0 109 109" svg:d="M54 0c31 0 54 26 54 53 0 32-21 53-53 53s-54-21-54-53c-1-27 20-53 53-53zM0 0zM109 109z">
          <text:p/>
        </draw:path>
        <draw:path draw:style-name="gr3" draw:layer="layout" svg:width="0.107cm" svg:height="0.104cm" draw:transform="skewX (-0.344178928493282) rotate (-0.0612610567450018) translate (5.82086497629904cm 17.7050968026709cm)" svg:viewBox="0 0 108 105" svg:d="M54 0c31 0 54 25 54 53 0 31-23 52-54 52-33 1-54-20-54-52 0-27 21-53 54-53z">
          <text:p/>
        </draw:path>
        <draw:polygon draw:style-name="gr3" draw:layer="layout" svg:width="0cm" svg:height="0cm" svg:x="5.821cm" svg:y="17.705cm" svg:viewBox="0 0 0 0" draw:points="0,0">
          <text:p/>
        </draw:polygon>
        <draw:polygon draw:style-name="gr3" draw:layer="layout" svg:width="0cm" svg:height="0cm" svg:x="5.959cm" svg:y="17.821cm" svg:viewBox="0 0 0 0" draw:points="0,0">
          <text:p/>
        </draw:polygon>
        <draw:path draw:style-name="gr4" draw:layer="layout" svg:width="0.107cm" svg:height="0.104cm" draw:transform="skewX (-0.355698101556444) rotate (-0.0619591884457995) translate (5.09588714785387cm 14.0396525554506cm)" svg:viewBox="0 0 108 105" svg:d="M55 0c28 0 53 21 53 53-1 30-26 52-54 52-31 1-54-21-54-52s24-53 55-53zM1 0zM107 105z">
          <text:p/>
        </draw:path>
        <draw:path draw:style-name="gr3" draw:layer="layout" svg:width="0.107cm" svg:height="0.104cm" draw:transform="skewX (-0.347320521146872) rotate (-0.0607374579694036) translate (5.09634451005537cm 14.039748007586cm)" svg:viewBox="0 0 108 105" svg:d="M54 0c29 0 54 22 54 53 0 30-25 52-54 52-31 1-54-21-54-52s23-53 54-53z">
          <text:p/>
        </draw:path>
        <draw:polygon draw:style-name="gr3" draw:layer="layout" svg:width="0cm" svg:height="0cm" svg:x="5.097cm" svg:y="14.04cm" svg:viewBox="0 0 0 0" draw:points="0,0">
          <text:p/>
        </draw:polygon>
        <draw:polygon draw:style-name="gr3" draw:layer="layout" svg:width="0cm" svg:height="0cm" svg:x="5.234cm" svg:y="14.153cm" svg:viewBox="0 0 0 0" draw:points="0,0">
          <text:p/>
        </draw:polygon>
        <draw:path draw:style-name="gr4" draw:layer="layout" svg:width="0.108cm" svg:height="0.105cm" draw:transform="skewX (-0.327423767674136) rotate (-0.0558505360638189) translate (7.04532815602514cm 17.0590130769793cm)" svg:viewBox="0 0 109 106" svg:d="M53 0c31 0 55 23 55 53 1 31-22 53-53 53-29 0-54-22-54-53-1-30 24-53 52-53zM0 0zM109 106z">
          <text:p/>
        </draw:path>
        <draw:path draw:style-name="gr3" draw:layer="layout" svg:width="0.106cm" svg:height="0.105cm" draw:transform="skewX (-0.324631240870945) rotate (-0.0525344104850298) translate (7.04601443319843cm 17.0592258150608cm)" svg:viewBox="0 0 107 106" svg:d="M53 0c31 0 54 23 54 53 1 31-22 53-53 53-29 0-54-22-54-53 0-30 24-53 53-53z">
          <text:p/>
        </draw:path>
        <draw:polygon draw:style-name="gr3" draw:layer="layout" svg:width="0cm" svg:height="0cm" svg:x="7.045cm" svg:y="17.059cm" svg:viewBox="0 0 0 0" draw:points="0,0">
          <text:p/>
        </draw:polygon>
        <draw:polygon draw:style-name="gr3" draw:layer="layout" svg:width="0cm" svg:height="0cm" svg:x="7.183cm" svg:y="17.172cm" svg:viewBox="0 0 0 0" draw:points="0,0">
          <text:p/>
        </draw:polygon>
        <draw:path draw:style-name="gr4" draw:layer="layout" svg:width="0.11cm" svg:height="0.105cm" draw:transform="skewX (-0.330216294477327) rotate (-0.0539306738866252) translate (4.86269816389447cm 12.8209930803554cm)" svg:viewBox="0 0 111 106" svg:d="M54 0c31 0 54 22 54 53 0 28-22 53-53 53-28 0-54-25-55-54 0-30 26-52 54-52zM0 0zM111 106z">
          <text:p/>
        </draw:path>
        <draw:path draw:style-name="gr3" draw:layer="layout" svg:width="0.106cm" svg:height="0.105cm" draw:transform="skewX (-0.344178928493282) rotate (-0.052185344634631) translate (4.86221879766229cm 12.8211664956607cm)" svg:viewBox="0 0 107 106" svg:d="M55 0c31 0 53 22 52 53 0 28-22 53-53 53-29 0-54-25-54-54 0-30 26-52 55-52z">
          <text:p/>
        </draw:path>
        <draw:polygon draw:style-name="gr3" draw:layer="layout" svg:width="0cm" svg:height="0cm" svg:x="4.863cm" svg:y="12.821cm" svg:viewBox="0 0 0 0" draw:points="0,0">
          <text:p/>
        </draw:polygon>
        <draw:polygon draw:style-name="gr3" draw:layer="layout" svg:width="0cm" svg:height="0cm" svg:x="5.003cm" svg:y="12.934cm" svg:viewBox="0 0 0 0" draw:points="0,0">
          <text:p/>
        </draw:polygon>
        <draw:path draw:style-name="gr4" draw:layer="layout" svg:width="0.11cm" svg:height="0.108cm" draw:transform="skewX (-0.33545228223331) rotate (-0.0603883921190047) translate (10.0117827499341cm 18.2016223952671cm)" svg:viewBox="0 0 111 109" svg:d="M53 0c32 0 55 24 55 52 0 31-23 53-54 53-28 1-53-21-54-52 0-28 25-53 53-53zM0 0zM111 109z">
          <text:p/>
        </draw:path>
        <draw:path draw:style-name="gr3" draw:layer="layout" svg:width="0.107cm" svg:height="0.104cm" draw:transform="skewX (-0.338768407812099) rotate (-0.0612610567450018) translate (10.0120810291738cm 18.2015889575841cm)" svg:viewBox="0 0 108 105" svg:d="M54 0c31 0 53 24 54 52 0 31-22 53-53 53-30 1-55-21-55-52 0-28 25-53 54-53z">
          <text:p/>
        </draw:path>
        <draw:polygon draw:style-name="gr3" draw:layer="layout" svg:width="0cm" svg:height="0cm" svg:x="10.012cm" svg:y="18.202cm" svg:viewBox="0 0 0 0" draw:points="0,0">
          <text:p/>
        </draw:polygon>
        <draw:polygon draw:style-name="gr3" draw:layer="layout" svg:width="0cm" svg:height="0cm" svg:x="10.153cm" svg:y="18.318cm" svg:viewBox="0 0 0 0" draw:points="0,0">
          <text:p/>
        </draw:polygon>
        <draw:path draw:style-name="gr4" draw:layer="layout" svg:width="0.106cm" svg:height="0.106cm" draw:transform="skewX (-0.347320521146872) rotate (-0.047647488579446) translate (11.2538434430539cm 17.5564789568444cm)" svg:viewBox="0 0 107 107" svg:d="M54 0c32 1 54 22 53 53 0 32-23 54-55 53-31 0-53-22-52-53 1-32 23-53 54-53zM1 0zM106 107z">
          <text:p/>
        </draw:path>
        <draw:path draw:style-name="gr3" draw:layer="layout" svg:width="0.106cm" svg:height="0.105cm" draw:transform="skewX (-0.333008821280518) rotate (-0.0438077642250587) translate (11.2546650524628cm 17.5571561537245cm)" svg:viewBox="0 0 107 106" svg:d="M53 0c32 0 54 22 54 53 0 32-22 53-54 53-31 0-53-23-53-54 0-32 22-52 53-52z">
          <text:p/>
        </draw:path>
        <draw:polygon draw:style-name="gr3" draw:layer="layout" svg:width="0cm" svg:height="0cm" svg:x="11.255cm" svg:y="17.557cm" svg:viewBox="0 0 0 0" draw:points="0,0">
          <text:p/>
        </draw:polygon>
        <draw:polygon draw:style-name="gr3" draw:layer="layout" svg:width="0cm" svg:height="0cm" svg:x="11.392cm" svg:y="17.669cm" svg:viewBox="0 0 0 0" draw:points="0,0">
          <text:p/>
        </draw:polygon>
        <draw:path draw:style-name="gr4" draw:layer="layout" svg:width="0.197cm" svg:height="0.192cm" draw:transform="skewX (-0.337372144410504) rotate (-0.048869219055842) translate (10.8794309349618cm 18.1306567961282cm)" svg:viewBox="0 0 198 193" svg:d="M101 1c54 0 97 40 97 96-1 53-44 96-98 95-56 0-100-43-100-97 0-56 45-95 101-94zM1 0zM197 193z">
          <text:p/>
        </draw:path>
        <draw:path draw:style-name="gr3" draw:layer="layout" svg:width="0.196cm" svg:height="0.191cm" draw:transform="skewX (-0.332659755430119) rotate (-0.0478220215046454) translate (10.8800625294354cm 18.1314904245354cm)" svg:viewBox="0 0 197 192" svg:d="M100 0c54 0 98 40 97 96 0 54-43 96-97 96-56-1-100-44-100-97 0-56 44-95 100-95z">
          <text:p/>
        </draw:path>
        <draw:polygon draw:style-name="gr3" draw:layer="layout" svg:width="0cm" svg:height="0cm" svg:x="10.88cm" svg:y="18.131cm" svg:viewBox="0 0 0 0" draw:points="0,0">
          <text:p/>
        </draw:polygon>
        <draw:polygon draw:style-name="gr3" draw:layer="layout" svg:width="0cm" svg:height="0cm" svg:x="11.133cm" svg:y="18.335cm" svg:viewBox="0 0 0 0" draw:points="0,0">
          <text:p/>
        </draw:polygon>
        <draw:path draw:style-name="gr4" draw:layer="layout" svg:width="0.106cm" svg:height="0.106cm" draw:transform="skewX (-0.330216294477327) rotate (-0.0481710873550443) translate (8.537973793412cm 17.6327136568498cm)" svg:viewBox="0 0 107 107" svg:d="M54 0c32 1 53 22 53 54 0 27-21 53-53 52-31 0-54-26-54-53 0-32 23-53 54-53zM0 0zM107 107z">
          <text:p/>
        </draw:path>
        <draw:path draw:style-name="gr3" draw:layer="layout" svg:width="0.106cm" svg:height="0.105cm" draw:transform="skewX (-0.324631240870945) rotate (-0.0438077642250587) translate (8.53828445579333cm 17.6333753004792cm)" svg:viewBox="0 0 107 106" svg:d="M54 0c32 0 53 22 53 54 0 27-21 52-53 52-31 0-54-26-54-53 0-33 23-53 54-53z">
          <text:p/>
        </draw:path>
        <draw:polygon draw:style-name="gr3" draw:layer="layout" svg:width="0cm" svg:height="0cm" svg:x="8.538cm" svg:y="17.633cm" svg:viewBox="0 0 0 0" draw:points="0,0">
          <text:p/>
        </draw:polygon>
        <draw:polygon draw:style-name="gr3" draw:layer="layout" svg:width="0cm" svg:height="0cm" svg:x="8.675cm" svg:y="17.745cm" svg:viewBox="0 0 0 0" draw:points="0,0">
          <text:p/>
        </draw:polygon>
        <draw:path draw:style-name="gr4" draw:layer="layout" svg:width="0.194cm" svg:height="0.195cm" draw:transform="skewX (-0.334056018831715) rotate (-0.0493928178314402) translate (9.4244387435824cm 17.5590583878154cm)" svg:viewBox="0 0 195 196" svg:d="M98 1c56 0 97 43 97 96 0 56-41 96-98 95-56 0-97-40-97-97 0-52 41-95 98-94zM0 0zM195 196z">
          <text:p/>
        </draw:path>
        <draw:path draw:style-name="gr3" draw:layer="layout" svg:width="0.194cm" svg:height="0.19cm" draw:transform="skewX (-0.338942940737299) rotate (-0.0528834763354287) translate (9.42437232490588cm 17.5593439600929cm)" svg:viewBox="0 0 195 191" svg:d="M98 0c57 0 97 43 97 96 0 56-41 95-98 95s-97-39-97-95c0-53 41-96 98-96z">
          <text:p/>
        </draw:path>
        <draw:polygon draw:style-name="gr3" draw:layer="layout" svg:width="0cm" svg:height="0cm" svg:x="9.425cm" svg:y="17.559cm" svg:viewBox="0 0 0 0" draw:points="0,0">
          <text:p/>
        </draw:polygon>
        <draw:polygon draw:style-name="gr3" draw:layer="layout" svg:width="0cm" svg:height="0cm" svg:x="9.676cm" svg:y="17.767cm" svg:viewBox="0 0 0 0" draw:points="0,0">
          <text:p/>
        </draw:polygon>
        <draw:path draw:style-name="gr4" draw:layer="layout" svg:width="0.194cm" svg:height="0.191cm" draw:transform="skewX (-0.338942940737299) rotate (-0.0530580092606281) translate (10.4119662979603cm 15.6751215803398cm)" svg:viewBox="0 0 195 192" svg:d="M99 0c56 0 96 41 96 97 0 52-41 95-97 95-58-1-98-44-98-96 0-56 41-96 99-96zM0 0zM195 192z">
          <text:p/>
        </draw:path>
        <draw:path draw:style-name="gr3" draw:layer="layout" svg:width="0.194cm" svg:height="0.19cm" draw:transform="skewX (-0.334405084682113) rotate (-0.053407075111027) translate (10.4125634528865cm 15.6753942330586cm)" svg:viewBox="0 0 195 191" svg:d="M98 0c56 0 97 40 97 96 0 53-40 95-96 95-58 0-99-43-99-95 0-56 41-96 98-96z">
          <text:p/>
        </draw:path>
        <draw:polygon draw:style-name="gr3" draw:layer="layout" svg:width="0cm" svg:height="0cm" svg:x="10.412cm" svg:y="15.675cm" svg:viewBox="0 0 0 0" draw:points="0,0">
          <text:p/>
        </draw:polygon>
        <draw:polygon draw:style-name="gr3" draw:layer="layout" svg:width="0cm" svg:height="0cm" svg:x="10.663cm" svg:y="15.88cm" svg:viewBox="0 0 0 0" draw:points="0,0">
          <text:p/>
        </draw:polygon>
        <draw:path draw:style-name="gr4" draw:layer="layout" svg:width="0.197cm" svg:height="0.194cm" draw:transform="skewX (-0.337197611485304) rotate (-0.0525344104850298) translate (8.9140305786691cm 15.0827734138363cm)" svg:viewBox="0 0 198 195" svg:d="M98 0c57 1 97 43 97 97 0 55-41 98-98 98-56 0-97-44-97-99 0-53 41-96 98-96zM0 0zM198 195z">
          <text:p/>
        </draw:path>
        <draw:path draw:style-name="gr3" draw:layer="layout" svg:width="0.194cm" svg:height="0.194cm" draw:transform="skewX (-0.330914426178125) rotate (-0.0478220215046454) translate (8.91443056471895cm 15.083575027211cm)" svg:viewBox="0 0 195 195" svg:d="M97 0c57 0 98 44 98 97 0 55-41 99-98 98-56 0-97-44-97-100 0-53 41-95 97-95z">
          <text:p/>
        </draw:path>
        <draw:polygon draw:style-name="gr3" draw:layer="layout" svg:width="0cm" svg:height="0cm" svg:x="8.914cm" svg:y="15.083cm" svg:viewBox="0 0 0 0" draw:points="0,0">
          <text:p/>
        </draw:polygon>
        <draw:polygon draw:style-name="gr3" draw:layer="layout" svg:width="0cm" svg:height="0cm" svg:x="9.168cm" svg:y="15.291cm" svg:viewBox="0 0 0 0" draw:points="0,0">
          <text:p/>
        </draw:polygon>
        <draw:path draw:style-name="gr4" draw:layer="layout" svg:width="0.198cm" svg:height="0.195cm" draw:transform="skewX (-0.33248522250492) rotate (-0.052185344634631) translate (10.6533928422293cm 16.9277855360622cm)" svg:viewBox="0 0 199 196" svg:d="M101 0c53 1 98 44 98 100 0 53-44 95-97 95-56 0-102-43-102-95 0-57 45-100 101-100zM0 0zM199 196z">
          <text:p/>
        </draw:path>
        <draw:path draw:style-name="gr3" draw:layer="layout" svg:width="0.197cm" svg:height="0.194cm" draw:transform="skewX (-0.32323497746935) rotate (-0.047647488579446) translate (10.654435225494cm 16.9286629867323cm)" svg:viewBox="0 0 198 195" svg:d="M100 0c53 0 98 44 98 101 1 52-43 95-96 94-56 0-102-44-102-96 0-57 44-99 100-99z">
          <text:p/>
        </draw:path>
        <draw:polygon draw:style-name="gr3" draw:layer="layout" svg:width="0cm" svg:height="0cm" svg:x="10.653cm" svg:y="16.928cm" svg:viewBox="0 0 0 0" draw:points="0,0">
          <text:p/>
        </draw:polygon>
        <draw:polygon draw:style-name="gr3" draw:layer="layout" svg:width="0cm" svg:height="0cm" svg:x="10.908cm" svg:y="17.136cm" svg:viewBox="0 0 0 0" draw:points="0,0">
          <text:p/>
        </draw:polygon>
        <draw:path draw:style-name="gr4" draw:layer="layout" svg:width="0.198cm" svg:height="0.19cm" draw:transform="skewX (-0.346622389446074) rotate (-0.0563741348394171) translate (7.70514159503055cm 15.7334646770657cm)" svg:viewBox="0 0 199 191" svg:d="M101 0c54 0 98 39 98 96 0 52-45 95-99 95-56 0-100-43-100-95 0-57 45-96 101-96zM1 0zM198 191z">
          <text:p/>
        </draw:path>
        <draw:path draw:style-name="gr3" draw:layer="layout" svg:width="0.198cm" svg:height="0.19cm" draw:transform="skewX (-0.331088959103324) rotate (-0.0523598775598304) translate (7.7065032948589cm 15.733942027733cm)" svg:viewBox="0 0 199 191" svg:d="M100 0c54 0 98 40 99 96 0 53-44 96-98 95-56 0-101-43-101-95 0-57 44-96 100-96z">
          <text:p/>
        </draw:path>
        <draw:polygon draw:style-name="gr3" draw:layer="layout" svg:width="0cm" svg:height="0cm" svg:x="7.706cm" svg:y="15.734cm" svg:viewBox="0 0 0 0" draw:points="0,0">
          <text:p/>
        </draw:polygon>
        <draw:polygon draw:style-name="gr3" draw:layer="layout" svg:width="0cm" svg:height="0cm" svg:x="7.96cm" svg:y="15.938cm" svg:viewBox="0 0 0 0" draw:points="0,0">
          <text:p/>
        </draw:polygon>
        <draw:path draw:style-name="gr4" draw:layer="layout" svg:width="0.197cm" svg:height="0.194cm" draw:transform="skewX (-0.343306263867285) rotate (-0.0563741348394171) translate (7.93152972766389cm 16.9852903549417cm)" svg:viewBox="0 0 198 195" svg:d="M98 0c56 0 97 43 97 96-1 56-42 99-98 99-54 0-97-43-97-99 0-53 44-96 98-96zM0 0zM198 194z">
          <text:p/>
        </draw:path>
        <draw:path draw:style-name="gr3" draw:layer="layout" svg:width="0.193cm" svg:height="0.194cm" draw:transform="skewX (-0.32323497746935) rotate (-0.053407075111027) translate (7.93343876853525cm 16.9856837449933cm)" svg:viewBox="0 0 194 195" svg:d="M96 0c56 0 98 43 98 96 1 56-39 99-95 99-54 0-98-43-99-99-1-53 42-96 96-96z">
          <text:p/>
        </draw:path>
        <draw:polygon draw:style-name="gr3" draw:layer="layout" svg:width="0cm" svg:height="0cm" svg:x="7.932cm" svg:y="16.985cm" svg:viewBox="0 0 0 0" draw:points="0,0">
          <text:p/>
        </draw:polygon>
        <draw:polygon draw:style-name="gr3" draw:layer="layout" svg:width="0cm" svg:height="0cm" svg:x="8.186cm" svg:y="17.194cm" svg:viewBox="0 0 0 0" draw:points="0,0">
          <text:p/>
        </draw:polygon>
        <draw:path draw:style-name="gr4" draw:layer="layout" svg:width="0.199cm" svg:height="0.194cm" draw:transform="skewX (-0.33545228223331) rotate (-0.0561996019142177) translate (8.16211918936608cm 18.2032851951944cm)" svg:viewBox="0 0 200 195" svg:d="M98 0c56 0 101 44 101 99 1 53-45 96-101 96-53 0-97-43-98-96 0-55 44-99 98-99zM0 0zM200 195z">
          <text:p/>
        </draw:path>
        <draw:path draw:style-name="gr3" draw:layer="layout" svg:width="0.198cm" svg:height="0.194cm" draw:transform="skewX (-0.340164671213695) rotate (-0.0565486677646175) translate (8.16202514924287cm 18.2032456929122cm)" svg:viewBox="0 0 199 195" svg:d="M98 0c56 0 101 44 101 99 0 53-45 95-101 96-54 0-98-43-98-95 0-56 44-100 98-100z">
          <text:p/>
        </draw:path>
        <draw:polygon draw:style-name="gr3" draw:layer="layout" svg:width="0cm" svg:height="0cm" svg:x="8.162cm" svg:y="18.203cm" svg:viewBox="0 0 0 0" draw:points="0,0">
          <text:p/>
        </draw:polygon>
        <draw:polygon draw:style-name="gr3" draw:layer="layout" svg:width="0cm" svg:height="0cm" svg:x="8.417cm" svg:y="18.412cm" svg:viewBox="0 0 0 0" draw:points="0,0">
          <text:p/>
        </draw:polygon>
        <draw:path draw:style-name="gr4" draw:layer="layout" svg:width="0.197cm" svg:height="0.194cm" draw:transform="skewX (-0.337197611485304) rotate (-0.0561996019142177) translate (6.43844251241827cm 16.4115824083758cm)" svg:viewBox="0 0 198 195" svg:d="M98 0c57 0 97 43 98 99 0 52-41 96-98 96-53 0-98-44-98-96 0-56 44-99 98-99zM0 0zM198 195z">
          <text:p/>
        </draw:path>
        <draw:path draw:style-name="gr3" draw:layer="layout" svg:width="0.194cm" svg:height="0.194cm" draw:transform="skewX (-0.330914426178125) rotate (-0.0530580092606281) translate (6.43908283668791cm 16.4119233923494cm)" svg:viewBox="0 0 195 195" svg:d="M97 0c57 0 98 43 98 99 0 52-40 96-97 96-54 0-98-44-98-97 0-55 43-98 97-98z">
          <text:p/>
        </draw:path>
        <draw:polygon draw:style-name="gr3" draw:layer="layout" svg:width="0cm" svg:height="0cm" svg:x="6.438cm" svg:y="16.412cm" svg:viewBox="0 0 0 0" draw:points="0,0">
          <text:p/>
        </draw:polygon>
        <draw:polygon draw:style-name="gr3" draw:layer="layout" svg:width="0cm" svg:height="0cm" svg:x="6.693cm" svg:y="16.62cm" svg:viewBox="0 0 0 0" draw:points="0,0">
          <text:p/>
        </draw:polygon>
        <draw:path draw:style-name="gr4" draw:layer="layout" svg:width="0.197cm" svg:height="0.194cm" draw:transform="skewX (-0.340164671213695) rotate (-0.0563741348394171) translate (6.22300780885495cm 15.1935592843026cm)" svg:viewBox="0 0 198 195" svg:d="M101 0c54 0 97 44 97 97 0 55-44 98-97 98-58 0-101-43-101-98 0-52 44-97 101-97zM0 0zM198 195z">
          <text:p/>
        </draw:path>
        <draw:path draw:style-name="gr3" draw:layer="layout" svg:width="0.197cm" svg:height="0.195cm" draw:transform="skewX (-0.33231068957972) rotate (-0.0523598775598304) translate (6.22354298801391cm 15.1939941113756cm)" svg:viewBox="0 0 198 196" svg:d="M101 0c53 0 97 45 97 97 0 55-43 99-97 99-57-1-101-44-101-99 0-53 43-97 101-97z">
          <text:p/>
        </draw:path>
        <draw:polygon draw:style-name="gr3" draw:layer="layout" svg:width="0cm" svg:height="0cm" svg:x="6.223cm" svg:y="15.194cm" svg:viewBox="0 0 0 0" draw:points="0,0">
          <text:p/>
        </draw:polygon>
        <draw:polygon draw:style-name="gr3" draw:layer="layout" svg:width="0cm" svg:height="0cm" svg:x="6.478cm" svg:y="15.403cm" svg:viewBox="0 0 0 0" draw:points="0,0">
          <text:p/>
        </draw:polygon>
        <draw:path draw:style-name="gr4" draw:layer="layout" svg:width="0.195cm" svg:height="0.194cm" draw:transform="skewX (-0.33248522250492) rotate (-0.0530580092606281) translate (5.95208934235897cm 13.9550286365463cm)" svg:viewBox="0 0 196 195" svg:d="M98 0c56 0 97 43 98 100 0 53-41 95-97 95-57 0-98-43-99-95 0-57 41-100 98-100zM0 0zM196 195z">
          <text:p/>
        </draw:path>
        <draw:path draw:style-name="gr3" draw:layer="layout" svg:width="0.194cm" svg:height="0.194cm" draw:transform="skewX (-0.337197611485304) rotate (-0.0525344104850298) translate (5.9519857213182cm 13.9553498943628cm)" svg:viewBox="0 0 195 195" svg:d="M99 0c56 0 96 43 96 100 0 52-41 95-97 95-57 0-98-43-98-96 0-57 41-99 99-99z">
          <text:p/>
        </draw:path>
        <draw:polygon draw:style-name="gr3" draw:layer="layout" svg:width="0cm" svg:height="0cm" svg:x="5.952cm" svg:y="13.955cm" svg:viewBox="0 0 0 0" draw:points="0,0">
          <text:p/>
        </draw:polygon>
        <draw:polygon draw:style-name="gr3" draw:layer="layout" svg:width="0cm" svg:height="0cm" svg:x="6.204cm" svg:y="14.163cm" svg:viewBox="0 0 0 0" draw:points="0,0">
          <text:p/>
        </draw:polygon>
        <draw:path draw:style-name="gr4" draw:layer="layout" svg:width="0.193cm" svg:height="0.191cm" draw:transform="skewX (-0.340339204138894) rotate (-0.0535816080362264) translate (5.27657976573454cm 15.2307098845608cm)" svg:viewBox="0 0 194 192" svg:d="M97 0c54 0 98 41 97 96 0 53-44 96-98 95-56 0-96-43-96-95 0-56 41-96 97-96zM0 0zM194 192z">
          <text:p/>
        </draw:path>
        <draw:path draw:style-name="gr3" draw:layer="layout" svg:width="0.193cm" svg:height="0.19cm" draw:transform="skewX (-0.342084533390888) rotate (-0.0528834763354287) translate (5.27640112598626cm 15.2309878274425cm)" svg:viewBox="0 0 194 191" svg:d="M97 0c55 0 98 40 97 96 0 53-44 95-98 95-56 0-96-43-96-95 0-56 41-96 97-96z">
          <text:p/>
        </draw:path>
        <draw:polygon draw:style-name="gr3" draw:layer="layout" svg:width="0cm" svg:height="0cm" svg:x="5.277cm" svg:y="15.231cm" svg:viewBox="0 0 0 0" draw:points="0,0">
          <text:p/>
        </draw:polygon>
        <draw:polygon draw:style-name="gr3" draw:layer="layout" svg:width="0cm" svg:height="0cm" svg:x="5.527cm" svg:y="15.435cm" svg:viewBox="0 0 0 0" draw:points="0,0">
          <text:p/>
        </draw:polygon>
        <draw:path draw:style-name="gr4" draw:layer="layout" svg:width="0.197cm" svg:height="0.194cm" draw:transform="skewX (-0.346273323595675) rotate (-0.0561996019142177) translate (9.17392833930862cm 16.3390578622585cm)" svg:viewBox="0 0 198 195" svg:d="M98 0c56 0 100 44 100 96 0 55-45 96-102 96-53 0-96-41-96-96 0-52 44-96 98-96zM1 0zM197 195z">
          <text:p/>
        </draw:path>
        <draw:path draw:style-name="gr3" draw:layer="layout" svg:width="0.197cm" svg:height="0.191cm" draw:transform="skewX (-0.335801348083709) rotate (-0.0525344104850298) translate (9.17477224198139cm 16.33945991347cm)" svg:viewBox="0 0 198 192" svg:d="M97 0c57 0 101 44 101 96 0 56-45 96-101 96-54 0-97-40-97-96 0-53 44-96 97-96z">
          <text:p/>
        </draw:path>
        <draw:polygon draw:style-name="gr3" draw:layer="layout" svg:width="0cm" svg:height="0cm" svg:x="9.175cm" svg:y="16.339cm" svg:viewBox="0 0 0 0" draw:points="0,0">
          <text:p/>
        </draw:polygon>
        <draw:polygon draw:style-name="gr3" draw:layer="layout" svg:width="0cm" svg:height="0cm" svg:x="9.429cm" svg:y="16.548cm" svg:viewBox="0 0 0 0" draw:points="0,0">
          <text:p/>
        </draw:polygon>
        <draw:path draw:style-name="gr4" draw:layer="layout" svg:width="0.197cm" svg:height="0.194cm" draw:transform="skewX (-0.337197611485304) rotate (-0.0561996019142177) translate (5.21510237243544cm 17.0615194442656cm)" svg:viewBox="0 0 198 195" svg:d="M98 0c57 0 97 44 98 96 0 56-41 96-98 96-54 0-98-40-98-96 0-52 44-96 98-96zM0 0zM198 195z">
          <text:p/>
        </draw:path>
        <draw:path draw:style-name="gr3" draw:layer="layout" svg:width="0.194cm" svg:height="0.191cm" draw:transform="skewX (-0.331088959103324) rotate (-0.053407075111027) translate (5.21573129844163cm 17.0618238265288cm)" svg:viewBox="0 0 195 192" svg:d="M96 0c57 0 99 43 99 95 1 57-41 97-98 97-53 0-97-40-97-97 0-52 43-95 96-95z">
          <text:p/>
        </draw:path>
        <draw:polygon draw:style-name="gr3" draw:layer="layout" svg:width="0cm" svg:height="0cm" svg:x="5.215cm" svg:y="17.062cm" svg:viewBox="0 0 0 0" draw:points="0,0">
          <text:p/>
        </draw:polygon>
        <draw:polygon draw:style-name="gr3" draw:layer="layout" svg:width="0cm" svg:height="0cm" svg:x="5.469cm" svg:y="17.27cm" svg:viewBox="0 0 0 0" draw:points="0,0">
          <text:p/>
        </draw:polygon>
        <draw:path draw:style-name="gr4" draw:layer="layout" svg:width="0.197cm" svg:height="0.193cm" draw:transform="skewX (-0.329692695701729) rotate (-0.048869219055842) translate (4.96520235944917cm 15.8416225791512cm)" svg:viewBox="0 0 198 194" svg:d="M97 1c56 0 98 41 98 97 0 53-41 95-98 95-53 0-97-43-97-96 0-56 43-97 97-96zM0 0zM198 194z">
          <text:p/>
        </draw:path>
        <draw:path draw:style-name="gr3" draw:layer="layout" svg:width="0.194cm" svg:height="0.191cm" draw:transform="skewX (-0.337372144410504) rotate (-0.0530580092606281) translate (4.96512589614971cm 15.8418912862826cm)" svg:viewBox="0 0 195 192" svg:d="M98 0c57 0 97 41 97 97 0 53-41 95-98 95-54 0-97-43-97-95 0-56 44-97 98-97z">
          <text:p/>
        </draw:path>
        <draw:polygon draw:style-name="gr3" draw:layer="layout" svg:width="0cm" svg:height="0cm" svg:x="4.965cm" svg:y="15.842cm" svg:viewBox="0 0 0 0" draw:points="0,0">
          <text:p/>
        </draw:polygon>
        <draw:polygon draw:style-name="gr3" draw:layer="layout" svg:width="0cm" svg:height="0cm" svg:x="5.219cm" svg:y="16.047cm" svg:viewBox="0 0 0 0" draw:points="0,0">
          <text:p/>
        </draw:polygon>
        <draw:path draw:style-name="gr4" draw:layer="layout" svg:width="0.198cm" svg:height="0.194cm" draw:transform="skewX (-0.337197611485304) rotate (-0.0556760031386194) translate (4.49133120657256cm 13.3769936591776cm)" svg:viewBox="0 0 199 195" svg:d="M98 0c57 0 101 40 101 95 0 56-44 97-101 97-53 0-98-41-98-97 0-55 44-95 98-95zM0 0zM199 195z">
          <text:p/>
        </draw:path>
        <draw:path draw:style-name="gr3" draw:layer="layout" svg:width="0.198cm" svg:height="0.191cm" draw:transform="skewX (-0.340339204138894) rotate (-0.0568977336150163) translate (4.49123941111366cm 13.3768858975452cm)" svg:viewBox="0 0 199 192" svg:d="M98 0c57 0 101 40 101 95 0 56-44 97-101 97-54 0-98-41-98-97 0-55 44-95 98-95z">
          <text:p/>
        </draw:path>
        <draw:polygon draw:style-name="gr3" draw:layer="layout" svg:width="0cm" svg:height="0cm" svg:x="4.491cm" svg:y="13.377cm" svg:viewBox="0 0 0 0" draw:points="0,0">
          <text:p/>
        </draw:polygon>
        <draw:polygon draw:style-name="gr3" draw:layer="layout" svg:width="0cm" svg:height="0cm" svg:x="4.746cm" svg:y="13.585cm" svg:viewBox="0 0 0 0" draw:points="0,0">
          <text:p/>
        </draw:polygon>
        <draw:path draw:style-name="gr4" draw:layer="layout" svg:width="0.197cm" svg:height="0.191cm" draw:transform="skewX (-0.332659755430119) rotate (-0.0525344104850298) translate (6.67051630506011cm 17.6331726131908cm)" svg:viewBox="0 0 198 192" svg:d="M100 0c54 1 98 42 98 97 0 52-43 95-97 95-57-1-101-43-101-96 0-55 43-96 100-96zM0 0zM198 192z">
          <text:p/>
        </draw:path>
        <draw:path draw:style-name="gr3" draw:layer="layout" svg:width="0.196cm" svg:height="0.191cm" draw:transform="skewX (-0.334405084682113) rotate (-0.0478220215046454) translate (6.67035553974764cm 17.6339677332485cm)" svg:viewBox="0 0 197 192" svg:d="M100 0c54 0 98 42 97 97 0 53-43 95-97 95-57-1-100-44-100-97 0-55 44-95 100-95z">
          <text:p/>
        </draw:path>
        <draw:polygon draw:style-name="gr3" draw:layer="layout" svg:width="0cm" svg:height="0cm" svg:x="6.671cm" svg:y="17.633cm" svg:viewBox="0 0 0 0" draw:points="0,0">
          <text:p/>
        </draw:polygon>
        <draw:polygon draw:style-name="gr3" draw:layer="layout" svg:width="0cm" svg:height="0cm" svg:x="6.924cm" svg:y="17.838cm" svg:viewBox="0 0 0 0" draw:points="0,0">
          <text:p/>
        </draw:polygon>
        <draw:path draw:style-name="gr4" draw:layer="layout" svg:width="0.198cm" svg:height="0.192cm" draw:transform="skewX (-0.332659755430119) rotate (-0.0530580092606281) translate (6.90793137980319cm 12.0876722198485cm)" svg:viewBox="0 0 199 193" svg:d="M101 0c53 0 97 41 97 97s-43 96-96 95c-56 0-101-40-102-96 0-56 45-96 101-96zM0 0zM199 193z">
          <text:p/>
        </draw:path>
        <draw:path draw:style-name="gr3" draw:layer="layout" svg:width="0.197cm" svg:height="0.191cm" draw:transform="skewX (-0.346622389446074) rotate (-0.0516617458590327) translate (6.90674583380402cm 12.088034541353cm)" svg:viewBox="0 0 198 192" svg:d="M102 0c54 0 97 41 96 97-1 55-45 95-98 95-56 0-101-40-100-96s47-96 102-96z">
          <text:p/>
        </draw:path>
        <draw:polygon draw:style-name="gr3" draw:layer="layout" svg:width="0cm" svg:height="0cm" svg:x="6.908cm" svg:y="12.088cm" svg:viewBox="0 0 0 0" draw:points="0,0">
          <text:p/>
        </draw:polygon>
        <draw:polygon draw:style-name="gr3" draw:layer="layout" svg:width="0cm" svg:height="0cm" svg:x="7.161cm" svg:y="12.293cm" svg:viewBox="0 0 0 0" draw:points="0,0">
          <text:p/>
        </draw:polygon>
        <draw:path draw:style-name="gr4" draw:layer="layout" svg:width="0.195cm" svg:height="0.193cm" draw:transform="skewX (-0.329692695701729) rotate (-0.0495673507566397) translate (4.73417138668842cm 14.6236203763094cm)" svg:viewBox="0 0 196 194" svg:d="M97 1c54 0 98 40 98 96 0 53-44 96-98 96-56 0-97-44-97-97 0-56 41-96 97-95zM0 0zM196 194z">
          <text:p/>
        </draw:path>
        <draw:path draw:style-name="gr3" draw:layer="layout" svg:width="0.194cm" svg:height="0.191cm" draw:transform="skewX (-0.338942940737299) rotate (-0.0479965544298449) translate (4.73352660030238cm 14.6243469596534cm)" svg:viewBox="0 0 195 192" svg:d="M97 0c54 0 98 41 98 97-1 53-45 96-99 95-56 0-96-44-96-97 1-56 42-95 97-95z">
          <text:p/>
        </draw:path>
        <draw:polygon draw:style-name="gr3" draw:layer="layout" svg:width="0cm" svg:height="0cm" svg:x="4.734cm" svg:y="14.624cm" svg:viewBox="0 0 0 0" draw:points="0,0">
          <text:p/>
        </draw:polygon>
        <draw:polygon draw:style-name="gr3" draw:layer="layout" svg:width="0cm" svg:height="0cm" svg:x="4.985cm" svg:y="14.829cm" svg:viewBox="0 0 0 0" draw:points="0,0">
          <text:p/>
        </draw:polygon>
        <draw:path draw:style-name="gr4" draw:layer="layout" svg:width="0.197cm" svg:height="0.195cm" draw:transform="skewX (-0.337197611485304) rotate (-0.0527089434102293) translate (7.21060925053344cm 13.309680662088cm)" svg:viewBox="0 0 198 196" svg:d="M101 0c54 0 97 45 97 98 0 55-44 95-97 94-57 0-101-40-101-95 0-52 45-97 101-97zM0 0zM198 196z">
          <text:p/>
        </draw:path>
        <draw:path draw:style-name="gr3" draw:layer="layout" svg:width="0.196cm" svg:height="0.192cm" draw:transform="skewX (-0.338942940737299) rotate (-0.0472984227290472) translate (7.21009739139318cm 13.3105201370052cm)" svg:viewBox="0 0 197 193" svg:d="M102 0c53 0 96 45 95 97 0 55-44 96-97 96-57-1-101-42-100-98 1-52 45-95 102-95z">
          <text:p/>
        </draw:path>
        <draw:polygon draw:style-name="gr3" draw:layer="layout" svg:width="0cm" svg:height="0cm" svg:x="7.211cm" svg:y="13.31cm" svg:viewBox="0 0 0 0" draw:points="0,0">
          <text:p/>
        </draw:polygon>
        <draw:polygon draw:style-name="gr3" draw:layer="layout" svg:width="0cm" svg:height="0cm" svg:x="7.465cm" svg:y="13.519cm" svg:viewBox="0 0 0 0" draw:points="0,0">
          <text:p/>
        </draw:polygon>
        <draw:path draw:style-name="gr4" draw:layer="layout" svg:width="0.196cm" svg:height="0.195cm" draw:transform="skewX (-0.33545228223331) rotate (-0.048869219055842) translate (8.71711573485936cm 13.8658068778744cm)" svg:viewBox="0 0 197 196" svg:d="M97 1c58 0 98 44 98 97 0 56-41 96-99 95-53 0-96-41-96-97 0-52 44-96 97-95zM0 0zM197 196z">
          <text:p/>
        </draw:path>
        <draw:path draw:style-name="gr3" draw:layer="layout" svg:width="0.194cm" svg:height="0.191cm" draw:transform="skewX (-0.331088959103324) rotate (-0.0483456202802437) translate (8.71774358124131cm 13.8665620561972cm)" svg:viewBox="0 0 195 192" svg:d="M97 0c57 0 98 44 98 98 0 55-41 95-98 94-54 0-97-41-97-96 0-53 43-96 97-96z">
          <text:p/>
        </draw:path>
        <draw:polygon draw:style-name="gr3" draw:layer="layout" svg:width="0cm" svg:height="0cm" svg:x="8.718cm" svg:y="13.866cm" svg:viewBox="0 0 0 0" draw:points="0,0">
          <text:p/>
        </draw:polygon>
        <draw:polygon draw:style-name="gr3" draw:layer="layout" svg:width="0cm" svg:height="0cm" svg:x="8.972cm" svg:y="14.074cm" svg:viewBox="0 0 0 0" draw:points="0,0">
          <text:p/>
        </draw:polygon>
        <draw:path draw:style-name="gr4" draw:layer="layout" svg:width="0.197cm" svg:height="0.194cm" draw:transform="skewX (-0.340164671213695) rotate (-0.0561996019142177) translate (8.4677374269585cm 12.6467421974421cm)" svg:viewBox="0 0 198 195" svg:d="M97 0c57 0 98 43 98 95-1 56-41 97-98 97-54 0-97-41-97-97 0-52 44-95 97-95zM0 0zM198 195z">
          <text:p/>
        </draw:path>
        <draw:path draw:style-name="gr3" draw:layer="layout" svg:width="0.195cm" svg:height="0.191cm" draw:transform="skewX (-0.340339204138894) rotate (-0.0579449311662128) translate (8.46785528344196cm 12.6465793301643cm)" svg:viewBox="0 0 196 192" svg:d="M97 0c57 0 98 43 99 95 0 56-42 97-99 97-53 0-97-41-97-97 0-52 43-95 97-95z">
          <text:p/>
        </draw:path>
        <draw:polygon draw:style-name="gr3" draw:layer="layout" svg:width="0cm" svg:height="0cm" svg:x="8.468cm" svg:y="12.647cm" svg:viewBox="0 0 0 0" draw:points="0,0">
          <text:p/>
        </draw:polygon>
        <draw:polygon draw:style-name="gr3" draw:layer="layout" svg:width="0cm" svg:height="0cm" svg:x="8.722cm" svg:y="12.855cm" svg:viewBox="0 0 0 0" draw:points="0,0">
          <text:p/>
        </draw:polygon>
        <draw:path draw:style-name="gr4" draw:layer="layout" svg:width="0.197cm" svg:height="0.194cm" draw:transform="skewX (-0.34173546754049) rotate (-0.0561996019142177) translate (10.1772616086372cm 14.4533823385629cm)" svg:viewBox="0 0 198 195" svg:d="M101 0c53 0 97 43 97 99 0 52-45 96-98 96-57 0-100-44-100-96 0-56 44-99 101-99zM0 0zM198 195z">
          <text:p/>
        </draw:path>
        <draw:path draw:style-name="gr3" draw:layer="layout" svg:width="0.197cm" svg:height="0.194cm" draw:transform="skewX (-0.337197611485304) rotate (-0.0523598775598304) translate (10.17745402078cm 14.4537787878856cm)" svg:viewBox="0 0 198 195" svg:d="M100 0c54 0 98 43 98 99 0 52-45 96-98 96-57 0-100-44-100-97 0-56 44-98 100-98z">
          <text:p/>
        </draw:path>
        <draw:polygon draw:style-name="gr3" draw:layer="layout" svg:width="0cm" svg:height="0cm" svg:x="10.178cm" svg:y="14.453cm" svg:viewBox="0 0 0 0" draw:points="0,0">
          <text:p/>
        </draw:polygon>
        <draw:polygon draw:style-name="gr3" draw:layer="layout" svg:width="0cm" svg:height="0cm" svg:x="10.432cm" svg:y="14.662cm" svg:viewBox="0 0 0 0" draw:points="0,0">
          <text:p/>
        </draw:polygon>
        <draw:path draw:style-name="gr4" draw:layer="layout" svg:width="0.198cm" svg:height="0.194cm" draw:transform="skewX (-0.33248522250492) rotate (-0.0527089434102293) translate (9.67258414863607cm 11.9958051143654cm)" svg:viewBox="0 0 199 195" svg:d="M100 0c53 0 98 43 98 100 0 53-44 95-97 95-57 0-100-43-101-95 0-57 43-100 100-100zM0 0zM199 195z">
          <text:p/>
        </draw:path>
        <draw:path draw:style-name="gr3" draw:layer="layout" svg:width="0.196cm" svg:height="0.194cm" draw:transform="skewX (-0.327947366449734) rotate (-0.0472984227290472) translate (9.6730804458606cm 11.9966836677443cm)" svg:viewBox="0 0 197 195" svg:d="M100 0c53 0 97 44 97 101 1 52-44 95-97 94-56 0-100-44-100-96 0-57 43-99 100-99z">
          <text:p/>
        </draw:path>
        <draw:polygon draw:style-name="gr3" draw:layer="layout" svg:width="0cm" svg:height="0cm" svg:x="9.673cm" svg:y="11.996cm" svg:viewBox="0 0 0 0" draw:points="0,0">
          <text:p/>
        </draw:polygon>
        <draw:polygon draw:style-name="gr3" draw:layer="layout" svg:width="0cm" svg:height="0cm" svg:x="9.927cm" svg:y="12.204cm" svg:viewBox="0 0 0 0" draw:points="0,0">
          <text:p/>
        </draw:polygon>
        <draw:path draw:style-name="gr4" draw:layer="layout" svg:width="0.199cm" svg:height="0.195cm" draw:transform="skewX (-0.32637657012294) rotate (-0.0527089434102293) translate (9.92765816954123cm 13.2335030891326cm)" svg:viewBox="0 0 200 196" svg:d="M101 0c53 0 97 45 98 98 0 55-43 98-96 98-58 0-101-44-102-99-1-52 42-97 100-97zM0 0zM200 196z">
          <text:p/>
        </draw:path>
        <draw:path draw:style-name="gr3" draw:layer="layout" svg:width="0.196cm" svg:height="0.195cm" draw:transform="skewX (-0.330914426178125) rotate (-0.047647488579446) translate (9.92785905217697cm 13.234340331366cm)" svg:viewBox="0 0 197 196" svg:d="M101 0c53 0 97 45 96 98 0 55-43 98-96 98-58 0-101-45-101-100 0-52 43-96 101-96z">
          <text:p/>
        </draw:path>
        <draw:polygon draw:style-name="gr3" draw:layer="layout" svg:width="0cm" svg:height="0cm" svg:x="9.928cm" svg:y="13.234cm" svg:viewBox="0 0 0 0" draw:points="0,0">
          <text:p/>
        </draw:polygon>
        <draw:polygon draw:style-name="gr3" draw:layer="layout" svg:width="0cm" svg:height="0cm" svg:x="10.182cm" svg:y="13.443cm" svg:viewBox="0 0 0 0" draw:points="0,0">
          <text:p/>
        </draw:polygon>
        <draw:path draw:style-name="gr4" draw:layer="layout" svg:width="0.196cm" svg:height="0.194cm" draw:transform="skewX (-0.34470252726888) rotate (-0.0561996019142177) translate (5.69717447342567cm 12.7199268336321cm)" svg:viewBox="0 0 197 195" svg:d="M98 0c57 0 98 40 97 95 0 57-41 97-98 97-54 0-97-40-97-97 0-55 44-95 98-95zM1 0zM197 195z">
          <text:p/>
        </draw:path>
        <draw:path draw:style-name="gr3" draw:layer="layout" svg:width="0.194cm" svg:height="0.191cm" draw:transform="skewX (-0.329518162776529) rotate (-0.0530580092606281) translate (5.69854684607773cm 12.720306107466cm)" svg:viewBox="0 0 195 192" svg:d="M96 0c58 0 99 40 99 95 1 57-40 97-98 97-53 0-97-40-97-97 0-55 43-95 96-95z">
          <text:p/>
        </draw:path>
        <draw:polygon draw:style-name="gr3" draw:layer="layout" svg:width="0cm" svg:height="0cm" svg:x="5.698cm" svg:y="12.72cm" svg:viewBox="0 0 0 0" draw:points="0,0">
          <text:p/>
        </draw:polygon>
        <draw:polygon draw:style-name="gr3" draw:layer="layout" svg:width="0cm" svg:height="0cm" svg:x="5.952cm" svg:y="12.928cm" svg:viewBox="0 0 0 0" draw:points="0,0">
          <text:p/>
        </draw:polygon>
        <draw:path draw:style-name="gr4" draw:layer="layout" svg:width="0.193cm" svg:height="0.192cm" draw:transform="skewX (-0.335801348083709) rotate (-0.053407075111027) translate (7.45646605625113cm 14.5660881991071cm)" svg:viewBox="0 0 194 193" svg:d="M98 0c53 0 96 41 96 97 0 53-43 95-96 95-58 0-98-43-98-95 0-57 40-97 98-97zM0 0zM194 193z">
          <text:p/>
        </draw:path>
        <draw:path draw:style-name="gr3" draw:layer="layout" svg:width="0.193cm" svg:height="0.191cm" draw:transform="skewX (-0.335801348083709) rotate (-0.0530580092606281) translate (7.4565599011944cm 14.56636588416cm)" svg:viewBox="0 0 194 192" svg:d="M98 0c53 0 96 40 96 97 0 53-43 95-96 95-58 0-98-43-98-95 0-57 40-97 98-97z">
          <text:p/>
        </draw:path>
        <draw:polygon draw:style-name="gr3" draw:layer="layout" svg:width="0cm" svg:height="0cm" svg:x="7.456cm" svg:y="14.566cm" svg:viewBox="0 0 0 0" draw:points="0,0">
          <text:p/>
        </draw:polygon>
        <draw:polygon draw:style-name="gr3" draw:layer="layout" svg:width="0cm" svg:height="0cm" svg:x="7.706cm" svg:y="14.771cm" svg:viewBox="0 0 0 0" draw:points="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1T00:24:17.351965324</dc:date>
    <dc:creator>Arrow13 </dc:creator>
    <meta:document-statistic meta:object-count="303"/>
    <meta:generator>LibreOffice/4.2.8.2$Linux_X86_64 LibreOffice_project/420m0$Build-2</meta:generator>
  </office:meta>
</office:document-meta>
</file>